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Light" svg:font-family="'Ubuntu Light'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2035in"/>
    </style:style>
    <style:style style:name="co7" style:family="table-column">
      <style:table-column-properties fo:break-before="auto" style:column-width="1.2945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2201in"/>
    </style:style>
    <style:style style:name="co10" style:family="table-column">
      <style:table-column-properties fo:break-before="auto" style:column-width="1.1626in"/>
    </style:style>
    <style:style style:name="co11" style:family="table-column">
      <style:table-column-properties fo:break-before="auto" style:column-width="1.2366in"/>
    </style:style>
    <style:style style:name="co12" style:family="table-column">
      <style:table-column-properties fo:break-before="auto" style:column-width="1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5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Ubuntu Ligh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 Ligh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vertical-align="middle"/>
      <style:text-properties style:font-name="Ubuntu Light"/>
    </style:style>
    <style:style style:name="ce8" style:family="table-cell" style:parent-style-name="Default">
      <style:table-cell-properties fo:background-color="#ffff00" style:vertical-align="middle"/>
      <style:text-properties style:font-name="Ubuntu Ligh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Ubuntu Light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Ubuntu Light"/>
    </style:style>
    <style:style style:name="ce13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8000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5">
      <style:table-cell-properties fo:background-color="#ff8000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be33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be33d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5">
      <style:table-cell-properties fo:background-color="#bbe33d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5">
      <style:text-properties style:font-name="Ubuntu Ligh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090" table:style-name="ta1">
        <table:shapes>
          <draw:frame draw:z-index="0" draw:style-name="gr1" draw:text-style-name="P1" svg:width="5.2756in" svg:height="3.5398in" svg:x="0.913in" svg:y="4.8969in">
            <draw:object draw:notify-on-update-of-ranges="ge090.E20:ge090.E20 ge090.C6:ge090.C20 ge090.E6:ge090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094in" svg:height="3.5429in" svg:x="6.3311in" svg:y="4.9122in">
            <draw:object draw:notify-on-update-of-ranges="ge090.N5:ge090.N5 ge090.N6:ge090.N20 ge090.C6:ge090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394in" svg:height="3.5429in" svg:x="11.3209in" svg:y="4.9122in">
            <draw:object draw:notify-on-update-of-ranges="ge090.L5:ge090.L5 ge090.L8:ge090.L19 ge090.C8:ge090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1" table:number-columns-repeated="100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ge090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Eg[keV]</text:p>
          </table:table-cell>
          <table:table-cell table:style-name="ce3" office:value-type="string" calcext:value-type="string">
            <text:p>Ig_abs</text:p>
          </table:table-cell>
          <table:table-cell table:style-name="ce3" office:value-type="string" calcext:value-type="string">
            <text:p>Eg_ch</text:p>
          </table:table-cell>
          <table:table-cell table:style-name="ce3" office:value-type="string" calcext:value-type="string">
            <text:p>err_Eg_ch</text:p>
          </table:table-cell>
          <table:table-cell table:style-name="ce3" office:value-type="string" calcext:value-type="string">
            <text:p>N_g</text:p>
          </table:table-cell>
          <table:table-cell table:style-name="ce3" office:value-type="string" calcext:value-type="string">
            <text:p>err_N_g</text:p>
          </table:table-cell>
          <table:table-cell table:style-name="ce3" office:value-type="string" calcext:value-type="string">
            <text:p>sig_g</text:p>
          </table:table-cell>
          <table:table-cell table:style-name="ce3" office:value-type="string" calcext:value-type="string">
            <text:p>err_sig_g</text:p>
          </table:table-cell>
          <table:table-cell/>
          <table:table-cell office:value-type="string" calcext:value-type="string">
            <text:p>eff(%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residuals (keV)</text:p>
          </table:table-cell>
          <table:table-cell/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office:value-type="float" office:value="39.91" calcext:value-type="float">
            <text:p>39.91</text:p>
          </table:table-cell>
          <table:table-cell table:style-name="ce5" office:value-type="string" calcext:value-type="string">
            <text:p>59.10%</text:p>
          </table:table-cell>
          <table:table-cell table:style-name="ce4" office:value-type="float" office:value="2127.51" calcext:value-type="float">
            <text:p>2127.51</text:p>
          </table:table-cell>
          <table:table-cell table:style-name="ce4" office:value-type="float" office:value="0.337811" calcext:value-type="float">
            <text:p>0.337811</text:p>
          </table:table-cell>
          <table:table-cell table:style-name="ce6" table:number-columns-repeated="2"/>
          <table:table-cell table:style-name="ce4" office:value-type="float" office:value="46.4822" calcext:value-type="float">
            <text:p>46.4822</text:p>
          </table:table-cell>
          <table:table-cell table:style-name="ce4" office:value-type="float" office:value="0.335647" calcext:value-type="float">
            <text:p>0.335647</text:p>
          </table:table-cell>
          <table:table-cell/>
          <table:table-cell table:style-name="ce7" table:formula="of:=[.G6]/[$sources.$F$6]/[$sources.$G$6]/[.D6]" office:value-type="percentage" office:value="0" calcext:value-type="percentage">
            <text:p>0.00%</text:p>
          </table:table-cell>
          <table:table-cell table:formula="of:=[.I6]*[.$P$6]*2.35" office:value-type="float" office:value="2.05735445580579" calcext:value-type="float">
            <text:p>2.05735445580579</text:p>
          </table:table-cell>
          <table:table-cell table:formula="of:=[.C6]-[.$P$6]*[.E6]-[.$Q$6]" office:value-type="float" office:value="-0.316779020105464" calcext:value-type="float">
            <text:p>-0.316779020105464</text:p>
          </table:table-cell>
          <table:table-cell/>
          <table:table-cell table:style-name="ce8" table:formula="of:=SLOPE([.C6:.C20];[.E6:.E20])" office:value-type="float" office:value="0.0188345211972315" calcext:value-type="float">
            <text:p>0.0188345211972315</text:p>
          </table:table-cell>
          <table:table-cell table:style-name="ce8" table:formula="of:=INTERCEPT([.C6:.C20];[.E6:.E20])" office:value-type="float" office:value="0.156146827783459" calcext:value-type="float">
            <text:p>0.15614682778345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" office:value-type="float" office:value="45.7" calcext:value-type="float">
            <text:p>45.7</text:p>
          </table:table-cell>
          <table:table-cell table:style-name="ce5" office:value-type="string" calcext:value-type="string">
            <text:p>14.90%</text:p>
          </table:table-cell>
          <table:table-cell table:style-name="ce4" office:value-type="float" office:value="2429.01" calcext:value-type="float">
            <text:p>2429.01</text:p>
          </table:table-cell>
          <table:table-cell table:style-name="ce4" office:value-type="float" office:value="0.696053" calcext:value-type="float">
            <text:p>0.696053</text:p>
          </table:table-cell>
          <table:table-cell table:style-name="ce6" table:number-columns-repeated="2"/>
          <table:table-cell table:style-name="ce4" office:value-type="float" office:value="47.9369" calcext:value-type="float">
            <text:p>47.9369</text:p>
          </table:table-cell>
          <table:table-cell table:style-name="ce4" office:value-type="float" office:value="0.70367" calcext:value-type="float">
            <text:p>0.70367</text:p>
          </table:table-cell>
          <table:table-cell/>
          <table:table-cell table:style-name="ce7" table:formula="of:=[.G7]/[$sources.$F$6]/[$sources.$G$6]/[.D7]" office:value-type="percentage" office:value="0" calcext:value-type="percentage">
            <text:p>0.00%</text:p>
          </table:table-cell>
          <table:table-cell table:formula="of:=[.I7]*[.$P$6]*2.35" office:value-type="float" office:value="2.12174111407198" calcext:value-type="float">
            <text:p>2.12174111407198</text:p>
          </table:table-cell>
          <table:table-cell table:formula="of:=[.C7]-[.$P$6]*[.E7]-[.$Q$6]" office:value-type="float" office:value="-0.20538716107076" calcext:value-type="float">
            <text:p>-0.2053871610707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121.78" calcext:value-type="float">
            <text:p>121.78</text:p>
          </table:table-cell>
          <table:table-cell table:style-name="ce5" office:value-type="string" calcext:value-type="string">
            <text:p>28.58%</text:p>
          </table:table-cell>
          <table:table-cell table:style-name="ce4" office:value-type="float" office:value="6458.58" calcext:value-type="float">
            <text:p>6458.58</text:p>
          </table:table-cell>
          <table:table-cell table:style-name="ce4" office:value-type="float" office:value="0.205139" calcext:value-type="float">
            <text:p>0.205139</text:p>
          </table:table-cell>
          <table:table-cell table:style-name="ce4" office:value-type="float" office:value="66536" calcext:value-type="float">
            <text:p>66536</text:p>
          </table:table-cell>
          <table:table-cell table:style-name="ce4" office:value-type="float" office:value="283.698" calcext:value-type="float">
            <text:p>283.698</text:p>
          </table:table-cell>
          <table:table-cell table:style-name="ce4" office:value-type="float" office:value="43.8582" calcext:value-type="float">
            <text:p>43.8582</text:p>
          </table:table-cell>
          <table:table-cell table:style-name="ce4" office:value-type="float" office:value="0.175496" calcext:value-type="float">
            <text:p>0.175496</text:p>
          </table:table-cell>
          <table:table-cell/>
          <table:table-cell table:style-name="ce7" table:formula="of:=[.G8]/[$sources.$F$6]/[$sources.$G$6]/[.D8]" office:value-type="percentage" office:value="0.0142924239271542" calcext:value-type="percentage">
            <text:p>1.43%</text:p>
          </table:table-cell>
          <table:table-cell table:formula="of:=[.I8]*[.$P$6]*2.35" office:value-type="float" office:value="1.94121326429518" calcext:value-type="float">
            <text:p>1.94121326429518</text:p>
          </table:table-cell>
          <table:table-cell table:formula="of:=[.C8]-[.$P$6]*[.E8]-[.$Q$6]" office:value-type="float" office:value="-0.0204087417989172" calcext:value-type="float">
            <text:p>-0.020408741798917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244.7" calcext:value-type="float">
            <text:p>244.7</text:p>
          </table:table-cell>
          <table:table-cell table:style-name="ce5" office:value-type="string" calcext:value-type="string">
            <text:p>7.58%</text:p>
          </table:table-cell>
          <table:table-cell table:style-name="ce4" office:value-type="float" office:value="12965.7" calcext:value-type="float">
            <text:p>12965.7</text:p>
          </table:table-cell>
          <table:table-cell table:style-name="ce4" office:value-type="float" office:value="0.541004" calcext:value-type="float">
            <text:p>0.541004</text:p>
          </table:table-cell>
          <table:table-cell table:style-name="ce4" office:value-type="float" office:value="13358.7" calcext:value-type="float">
            <text:p>13358.7</text:p>
          </table:table-cell>
          <table:table-cell table:style-name="ce4" office:value-type="float" office:value="137.541" calcext:value-type="float">
            <text:p>137.541</text:p>
          </table:table-cell>
          <table:table-cell table:style-name="ce4" office:value-type="float" office:value="46.8796" calcext:value-type="float">
            <text:p>46.8796</text:p>
          </table:table-cell>
          <table:table-cell table:style-name="ce4" office:value-type="float" office:value="0.496462" calcext:value-type="float">
            <text:p>0.496462</text:p>
          </table:table-cell>
          <table:table-cell/>
          <table:table-cell table:style-name="ce7" table:formula="of:=[.G9]/[$sources.$F$6]/[$sources.$G$6]/[.D9]" office:value-type="percentage" office:value="0.0108194807002688" calcext:value-type="percentage">
            <text:p>1.08%</text:p>
          </table:table-cell>
          <table:table-cell table:formula="of:=[.I9]*[.$P$6]*2.35" office:value-type="float" office:value="2.07494382680668" calcext:value-type="float">
            <text:p>2.07494382680668</text:p>
          </table:table-cell>
          <table:table-cell table:formula="of:=[.C9]-[.$P$6]*[.E9]-[.$Q$6]" office:value-type="float" office:value="0.34110168527198" calcext:value-type="float">
            <text:p>0.3411016852719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344.28" calcext:value-type="float">
            <text:p>344.28</text:p>
          </table:table-cell>
          <table:table-cell table:style-name="ce5" office:value-type="string" calcext:value-type="string">
            <text:p>26.50%</text:p>
          </table:table-cell>
          <table:table-cell table:style-name="ce4" office:value-type="float" office:value="18257" calcext:value-type="float">
            <text:p>18257</text:p>
          </table:table-cell>
          <table:table-cell table:style-name="ce4" office:value-type="float" office:value="0.279853" calcext:value-type="float">
            <text:p>0.279853</text:p>
          </table:table-cell>
          <table:table-cell table:style-name="ce4" office:value-type="float" office:value="38019" calcext:value-type="float">
            <text:p>38019</text:p>
          </table:table-cell>
          <table:table-cell table:style-name="ce4" office:value-type="float" office:value="205.623" calcext:value-type="float">
            <text:p>205.623</text:p>
          </table:table-cell>
          <table:table-cell table:style-name="ce4" office:value-type="float" office:value="47.9468" calcext:value-type="float">
            <text:p>47.9468</text:p>
          </table:table-cell>
          <table:table-cell table:style-name="ce4" office:value-type="float" office:value="0.239305" calcext:value-type="float">
            <text:p>0.239305</text:p>
          </table:table-cell>
          <table:table-cell/>
          <table:table-cell table:style-name="ce7" table:formula="of:=[.G10]/[$sources.$F$6]/[$sources.$G$6]/[.D10]" office:value-type="percentage" office:value="0.00880777559141624" calcext:value-type="percentage">
            <text:p>0.88%</text:p>
          </table:table-cell>
          <table:table-cell table:formula="of:=[.I10]*[.$P$6]*2.35" office:value-type="float" office:value="2.12217929920764" calcext:value-type="float">
            <text:p>2.12217929920764</text:p>
          </table:table-cell>
          <table:table-cell table:formula="of:=[.C10]-[.$P$6]*[.E10]-[.$Q$6]" office:value-type="float" office:value="0.261999674360936" calcext:value-type="float">
            <text:p>0.26199967436093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411.12" calcext:value-type="float">
            <text:p>411.12</text:p>
          </table:table-cell>
          <table:table-cell table:style-name="ce5" office:value-type="string" calcext:value-type="string">
            <text:p>2.23%</text:p>
          </table:table-cell>
          <table:table-cell table:style-name="ce4" office:value-type="float" office:value="21783.9" calcext:value-type="float">
            <text:p>21783.9</text:p>
          </table:table-cell>
          <table:table-cell table:style-name="ce4" office:value-type="float" office:value="1.48353" calcext:value-type="float">
            <text:p>1.48353</text:p>
          </table:table-cell>
          <table:table-cell table:style-name="ce4" office:value-type="float" office:value="2671.49" calcext:value-type="float">
            <text:p>2671.49</text:p>
          </table:table-cell>
          <table:table-cell table:style-name="ce4" office:value-type="float" office:value="71.0576" calcext:value-type="float">
            <text:p>71.0576</text:p>
          </table:table-cell>
          <table:table-cell table:style-name="ce4" office:value-type="float" office:value="49.0345" calcext:value-type="float">
            <text:p>49.0345</text:p>
          </table:table-cell>
          <table:table-cell table:style-name="ce4" office:value-type="float" office:value="1.43033" calcext:value-type="float">
            <text:p>1.43033</text:p>
          </table:table-cell>
          <table:table-cell/>
          <table:table-cell table:style-name="ce7" table:formula="of:=[.G11]/[$sources.$F$6]/[$sources.$G$6]/[.D11]" office:value-type="percentage" office:value="0.00735461791159982" calcext:value-type="percentage">
            <text:p>0.74%</text:p>
          </table:table-cell>
          <table:table-cell table:formula="of:=[.I11]*[.$P$6]*2.35" office:value-type="float" office:value="2.17032212466727" calcext:value-type="float">
            <text:p>2.17032212466727</text:p>
          </table:table-cell>
          <table:table-cell table:formula="of:=[.C11]-[.$P$6]*[.E11]-[.$Q$6]" office:value-type="float" office:value="0.674526863845131" calcext:value-type="float">
            <text:p>0.67452686384513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443.96" calcext:value-type="float">
            <text:p>443.96</text:p>
          </table:table-cell>
          <table:table-cell table:style-name="ce5" office:value-type="string" calcext:value-type="string">
            <text:p>3.15%</text:p>
          </table:table-cell>
          <table:table-cell table:style-name="ce4" office:value-type="float" office:value="23527.7" calcext:value-type="float">
            <text:p>23527.7</text:p>
          </table:table-cell>
          <table:table-cell table:style-name="ce4" office:value-type="float" office:value="1.18586" calcext:value-type="float">
            <text:p>1.18586</text:p>
          </table:table-cell>
          <table:table-cell table:style-name="ce4" office:value-type="float" office:value="3498.86" calcext:value-type="float">
            <text:p>3498.86</text:p>
          </table:table-cell>
          <table:table-cell table:style-name="ce4" office:value-type="float" office:value="75.2506" calcext:value-type="float">
            <text:p>75.2506</text:p>
          </table:table-cell>
          <table:table-cell table:style-name="ce4" office:value-type="float" office:value="48.3229" calcext:value-type="float">
            <text:p>48.3229</text:p>
          </table:table-cell>
          <table:table-cell table:style-name="ce4" office:value-type="float" office:value="1.05057" calcext:value-type="float">
            <text:p>1.05057</text:p>
          </table:table-cell>
          <table:table-cell/>
          <table:table-cell table:style-name="ce7" table:formula="of:=[.G12]/[$sources.$F$6]/[$sources.$G$6]/[.D12]" office:value-type="percentage" office:value="0.00681910592910094" calcext:value-type="percentage">
            <text:p>0.68%</text:p>
          </table:table-cell>
          <table:table-cell table:formula="of:=[.I12]*[.$P$6]*2.35" office:value-type="float" office:value="2.13882590824999" calcext:value-type="float">
            <text:p>2.13882590824999</text:p>
          </table:table-cell>
          <table:table-cell table:formula="of:=[.C12]-[.$P$6]*[.E12]-[.$Q$6]" office:value-type="float" office:value="0.670888800112834" calcext:value-type="float">
            <text:p>0.67088880011283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778.9" calcext:value-type="float">
            <text:p>778.9</text:p>
          </table:table-cell>
          <table:table-cell table:style-name="ce5" office:value-type="string" calcext:value-type="string">
            <text:p>12.94%</text:p>
          </table:table-cell>
          <table:table-cell table:style-name="ce4" office:value-type="float" office:value="41381.6" calcext:value-type="float">
            <text:p>41381.6</text:p>
          </table:table-cell>
          <table:table-cell table:style-name="ce4" office:value-type="float" office:value="0.656387" calcext:value-type="float">
            <text:p>0.656387</text:p>
          </table:table-cell>
          <table:table-cell table:style-name="ce4" office:value-type="float" office:value="10423.6" calcext:value-type="float">
            <text:p>10423.6</text:p>
          </table:table-cell>
          <table:table-cell table:style-name="ce4" office:value-type="float" office:value="111.177" calcext:value-type="float">
            <text:p>111.177</text:p>
          </table:table-cell>
          <table:table-cell table:style-name="ce4" office:value-type="float" office:value="56.0467" calcext:value-type="float">
            <text:p>56.0467</text:p>
          </table:table-cell>
          <table:table-cell table:style-name="ce4" office:value-type="float" office:value="0.576031" calcext:value-type="float">
            <text:p>0.576031</text:p>
          </table:table-cell>
          <table:table-cell/>
          <table:table-cell table:style-name="ce7" table:formula="of:=[.G13]/[$sources.$F$6]/[$sources.$G$6]/[.D13]" office:value-type="percentage" office:value="0.00494532554728327" calcext:value-type="percentage">
            <text:p>0.49%</text:p>
          </table:table-cell>
          <table:table-cell table:formula="of:=[.I13]*[.$P$6]*2.35" office:value-type="float" office:value="2.48068998408446" calcext:value-type="float">
            <text:p>2.48068998408446</text:p>
          </table:table-cell>
          <table:table-cell table:formula="of:=[.C13]-[.$P$6]*[.E13]-[.$Q$6]" office:value-type="float" office:value="-0.658769203138718" calcext:value-type="float">
            <text:p>-0.65876920313871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867.37" calcext:value-type="float">
            <text:p>867.37</text:p>
          </table:table-cell>
          <table:table-cell table:style-name="ce5" office:value-type="string" calcext:value-type="string">
            <text:p>4.25%</text:p>
          </table:table-cell>
          <table:table-cell table:style-name="ce4" office:value-type="float" office:value="46070.6" calcext:value-type="float">
            <text:p>46070.6</text:p>
          </table:table-cell>
          <table:table-cell table:style-name="ce4" office:value-type="float" office:value="1.39987" calcext:value-type="float">
            <text:p>1.39987</text:p>
          </table:table-cell>
          <table:table-cell table:style-name="ce4" office:value-type="float" office:value="3023.27" calcext:value-type="float">
            <text:p>3023.27</text:p>
          </table:table-cell>
          <table:table-cell table:style-name="ce4" office:value-type="float" office:value="67.8519" calcext:value-type="float">
            <text:p>67.8519</text:p>
          </table:table-cell>
          <table:table-cell table:style-name="ce4" office:value-type="float" office:value="54.6446" calcext:value-type="float">
            <text:p>54.6446</text:p>
          </table:table-cell>
          <table:table-cell table:style-name="ce4" office:value-type="float" office:value="1.23466" calcext:value-type="float">
            <text:p>1.23466</text:p>
          </table:table-cell>
          <table:table-cell/>
          <table:table-cell table:style-name="ce7" table:formula="of:=[.G14]/[$sources.$F$6]/[$sources.$G$6]/[.D14]" office:value-type="percentage" office:value="0.00436716328136189" calcext:value-type="percentage">
            <text:p>0.44%</text:p>
          </table:table-cell>
          <table:table-cell table:formula="of:=[.I14]*[.$P$6]*2.35" office:value-type="float" office:value="2.41863146098346" calcext:value-type="float">
            <text:p>2.41863146098346</text:p>
          </table:table-cell>
          <table:table-cell table:formula="of:=[.C14]-[.$P$6]*[.E14]-[.$Q$6]" office:value-type="float" office:value="-0.503839096957222" calcext:value-type="float">
            <text:p>-0.5038390969572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964.08" calcext:value-type="float">
            <text:p>964.08</text:p>
          </table:table-cell>
          <table:table-cell table:style-name="ce5" office:value-type="string" calcext:value-type="string">
            <text:p>14.60%</text:p>
          </table:table-cell>
          <table:table-cell table:style-name="ce4" office:value-type="float" office:value="51194.6" calcext:value-type="float">
            <text:p>51194.6</text:p>
          </table:table-cell>
          <table:table-cell table:style-name="ce4" office:value-type="float" office:value="0.68351" calcext:value-type="float">
            <text:p>0.68351</text:p>
          </table:table-cell>
          <table:table-cell table:style-name="ce4" office:value-type="float" office:value="10443.5" calcext:value-type="float">
            <text:p>10443.5</text:p>
          </table:table-cell>
          <table:table-cell table:style-name="ce4" office:value-type="float" office:value="107.787" calcext:value-type="float">
            <text:p>107.787</text:p>
          </table:table-cell>
          <table:table-cell table:style-name="ce4" office:value-type="float" office:value="61.6184" calcext:value-type="float">
            <text:p>61.6184</text:p>
          </table:table-cell>
          <table:table-cell table:style-name="ce4" office:value-type="float" office:value="0.586656" calcext:value-type="float">
            <text:p>0.586656</text:p>
          </table:table-cell>
          <table:table-cell/>
          <table:table-cell table:style-name="ce7" table:formula="of:=[.G15]/[$sources.$F$6]/[$sources.$G$6]/[.D15]" office:value-type="percentage" office:value="0.00439141661380435" calcext:value-type="percentage">
            <text:p>0.44%</text:p>
          </table:table-cell>
          <table:table-cell table:formula="of:=[.I15]*[.$P$6]*2.35" office:value-type="float" office:value="2.7272996932078" calcext:value-type="float">
            <text:p>2.7272996932078</text:p>
          </table:table-cell>
          <table:table-cell table:formula="of:=[.C15]-[.$P$6]*[.E15]-[.$Q$6]" office:value-type="float" office:value="-0.301925711571357" calcext:value-type="float">
            <text:p>-0.30192571157135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1085.9" calcext:value-type="float">
            <text:p>1085.9</text:p>
          </table:table-cell>
          <table:table-cell table:style-name="ce5" office:value-type="string" calcext:value-type="string">
            <text:p>10.21%</text:p>
          </table:table-cell>
          <table:table-cell table:style-name="ce4" office:value-type="float" office:value="57651.6" calcext:value-type="float">
            <text:p>57651.6</text:p>
          </table:table-cell>
          <table:table-cell table:style-name="ce4" office:value-type="float" office:value="0.68351" calcext:value-type="float">
            <text:p>0.68351</text:p>
          </table:table-cell>
          <table:table-cell table:style-name="ce4" office:value-type="float" office:value="6868.81" calcext:value-type="float">
            <text:p>6868.81</text:p>
          </table:table-cell>
          <table:table-cell table:style-name="ce4" office:value-type="float" office:value="107.787" calcext:value-type="float">
            <text:p>107.787</text:p>
          </table:table-cell>
          <table:table-cell table:style-name="ce4" office:value-type="float" office:value="63.5396" calcext:value-type="float">
            <text:p>63.5396</text:p>
          </table:table-cell>
          <table:table-cell table:style-name="ce4" office:value-type="float" office:value="0.586656" calcext:value-type="float">
            <text:p>0.586656</text:p>
          </table:table-cell>
          <table:table-cell/>
          <table:table-cell table:style-name="ce7" table:formula="of:=[.G16]/[$sources.$F$6]/[$sources.$G$6]/[.D16]" office:value-type="percentage" office:value="0.00413016295113438" calcext:value-type="percentage">
            <text:p>0.41%</text:p>
          </table:table-cell>
          <table:table-cell table:formula="of:=[.I16]*[.$P$6]*2.35" office:value-type="float" office:value="2.81233416619949" calcext:value-type="float">
            <text:p>2.81233416619949</text:p>
          </table:table-cell>
          <table:table-cell table:formula="of:=[.C16]-[.$P$6]*[.E16]-[.$Q$6]" office:value-type="float" office:value="-0.0964290820952556" calcext:value-type="float">
            <text:p>-0.096429082095255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1089.7" calcext:value-type="float">
            <text:p>1089.7</text:p>
          </table:table-cell>
          <table:table-cell table:style-name="ce5" office:value-type="string" calcext:value-type="string">
            <text:p>1.73%</text:p>
          </table:table-cell>
          <table:table-cell table:style-name="ce4" office:value-type="float" office:value="57861.8" calcext:value-type="float">
            <text:p>57861.8</text:p>
          </table:table-cell>
          <table:table-cell table:style-name="ce6"/>
          <table:table-cell table:style-name="ce4" office:value-type="float" office:value="1220.57" calcext:value-type="float">
            <text:p>1220.57</text:p>
          </table:table-cell>
          <table:table-cell table:style-name="ce6"/>
          <table:table-cell table:style-name="ce4" office:value-type="float" office:value="63.5396" calcext:value-type="float">
            <text:p>63.5396</text:p>
          </table:table-cell>
          <table:table-cell table:style-name="ce6"/>
          <table:table-cell/>
          <table:table-cell table:style-name="ce7" table:formula="of:=[.G17]/[$sources.$F$6]/[$sources.$G$6]/[.D17]" office:value-type="percentage" office:value="0.00433139722078108" calcext:value-type="percentage">
            <text:p>0.43%</text:p>
          </table:table-cell>
          <table:table-cell table:formula="of:=[.I17]*[.$P$6]*2.35" office:value-type="float" office:value="2.81233416619949" calcext:value-type="float">
            <text:p>2.81233416619949</text:p>
          </table:table-cell>
          <table:table-cell table:formula="of:=[.C17]-[.$P$6]*[.E17]-[.$Q$6]" office:value-type="float" office:value="-0.255445437753451" calcext:value-type="float">
            <text:p>-0.25544543775345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1112.1" calcext:value-type="float">
            <text:p>1112.1</text:p>
          </table:table-cell>
          <table:table-cell table:style-name="ce5" office:value-type="string" calcext:value-type="string">
            <text:p>13.64%</text:p>
          </table:table-cell>
          <table:table-cell table:style-name="ce4" office:value-type="float" office:value="59040.7" calcext:value-type="float">
            <text:p>59040.7</text:p>
          </table:table-cell>
          <table:table-cell table:style-name="ce4" office:value-type="float" office:value="0.804632" calcext:value-type="float">
            <text:p>0.804632</text:p>
          </table:table-cell>
          <table:table-cell table:style-name="ce4" office:value-type="float" office:value="8829.08" calcext:value-type="float">
            <text:p>8829.08</text:p>
          </table:table-cell>
          <table:table-cell table:style-name="ce4" office:value-type="float" office:value="99.6924" calcext:value-type="float">
            <text:p>99.6924</text:p>
          </table:table-cell>
          <table:table-cell table:style-name="ce4" office:value-type="float" office:value="65.5099" calcext:value-type="float">
            <text:p>65.5099</text:p>
          </table:table-cell>
          <table:table-cell table:style-name="ce4" office:value-type="float" office:value="0.704589" calcext:value-type="float">
            <text:p>0.704589</text:p>
          </table:table-cell>
          <table:table-cell/>
          <table:table-cell table:style-name="ce7" table:formula="of:=[.G18]/[$sources.$F$6]/[$sources.$G$6]/[.D18]" office:value-type="percentage" office:value="0.00397385948934879" calcext:value-type="percentage">
            <text:p>0.40%</text:p>
          </table:table-cell>
          <table:table-cell table:formula="of:=[.I18]*[.$P$6]*2.35" office:value-type="float" office:value="2.89954186041951" calcext:value-type="float">
            <text:p>2.89954186041951</text:p>
          </table:table-cell>
          <table:table-cell table:formula="of:=[.C18]-[.$P$6]*[.E18]-[.$Q$6]" office:value-type="float" office:value="-0.0594624771697454" calcext:value-type="float">
            <text:p>-0.059462477169745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1408" calcext:value-type="float">
            <text:p>1408</text:p>
          </table:table-cell>
          <table:table-cell table:style-name="ce5" office:value-type="string" calcext:value-type="string">
            <text:p>21.00%</text:p>
          </table:table-cell>
          <table:table-cell table:style-name="ce4" office:value-type="float" office:value="74736.6" calcext:value-type="float">
            <text:p>74736.6</text:p>
          </table:table-cell>
          <table:table-cell table:style-name="ce4" office:value-type="float" office:value="0.702409" calcext:value-type="float">
            <text:p>0.702409</text:p>
          </table:table-cell>
          <table:table-cell table:style-name="ce4" office:value-type="float" office:value="11589.3" calcext:value-type="float">
            <text:p>11589.3</text:p>
          </table:table-cell>
          <table:table-cell table:style-name="ce4" office:value-type="float" office:value="109.048" calcext:value-type="float">
            <text:p>109.048</text:p>
          </table:table-cell>
          <table:table-cell table:style-name="ce4" office:value-type="float" office:value="70.1392" calcext:value-type="float">
            <text:p>70.1392</text:p>
          </table:table-cell>
          <table:table-cell table:style-name="ce4" office:value-type="float" office:value="0.574222" calcext:value-type="float">
            <text:p>0.574222</text:p>
          </table:table-cell>
          <table:table-cell/>
          <table:table-cell table:style-name="ce7" table:formula="of:=[.G19]/[$sources.$F$6]/[$sources.$G$6]/[.D19]" office:value-type="percentage" office:value="0.00338804629268374" calcext:value-type="percentage">
            <text:p>0.34%</text:p>
          </table:table-cell>
          <table:table-cell table:formula="of:=[.I19]*[.$P$6]*2.35" office:value-type="float" office:value="3.10443988551862" calcext:value-type="float">
            <text:p>3.10443988551862</text:p>
          </table:table-cell>
          <table:table-cell table:formula="of:=[.C19]-[.$P$6]*[.E19]-[.$Q$6]" office:value-type="float" office:value="0.215776263204361" calcext:value-type="float">
            <text:p>0.21577626320436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2614.51" calcext:value-type="float">
            <text:p>2614.51</text:p>
          </table:table-cell>
          <table:table-cell table:style-name="ce5" office:value-type="string" calcext:value-type="string">
            <text:p>100.00%</text:p>
          </table:table-cell>
          <table:table-cell table:style-name="ce4" office:value-type="float" office:value="138793" calcext:value-type="float">
            <text:p>138793</text:p>
          </table:table-cell>
          <table:table-cell table:style-name="ce4" office:value-type="float" office:value="5.13696" calcext:value-type="float">
            <text:p>5.13696</text:p>
          </table:table-cell>
          <table:table-cell table:style-name="ce4" office:value-type="float" office:value="393.19" calcext:value-type="float">
            <text:p>393.19</text:p>
          </table:table-cell>
          <table:table-cell table:style-name="ce4" office:value-type="float" office:value="21.0385" calcext:value-type="float">
            <text:p>21.0385</text:p>
          </table:table-cell>
          <table:table-cell table:style-name="ce4" office:value-type="float" office:value="81.3857" calcext:value-type="float">
            <text:p>81.3857</text:p>
          </table:table-cell>
          <table:table-cell table:style-name="ce4" office:value-type="float" office:value="4.47547" calcext:value-type="float">
            <text:p>4.47547</text:p>
          </table:table-cell>
          <table:table-cell/>
          <table:table-cell table:style-name="ce7" table:formula="of:=[.G20]/[$sources.$F$6]/[$sources.$G$6]/[.D20]" office:value-type="percentage" office:value="0.000024138700662013" calcext:value-type="percentage">
            <text:p>0.00%</text:p>
          </table:table-cell>
          <table:table-cell table:formula="of:=[.I20]*[.$P$6]*2.35" office:value-type="float" office:value="3.60222262573358" calcext:value-type="float">
            <text:p>3.60222262573358</text:p>
          </table:table-cell>
          <table:table-cell table:formula="of:=[.C20]-[.$P$6]*[.E20]-[.$Q$6]" office:value-type="float" office:value="0.254152644864234" calcext:value-type="float">
            <text:p>0.254152644864234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180" table:style-name="ta1">
        <table:shapes>
          <draw:frame draw:z-index="0" draw:style-name="gr1" draw:text-style-name="P1" svg:width="5.2756in" svg:height="3.5398in" svg:x="0.2909in" svg:y="4.0323in">
            <draw:object draw:notify-on-update-of-ranges="ge180.E6:ge180.E20 ge180.C4:ge180.C4 ge180.C6:ge180.C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8094in" svg:height="3.5429in" svg:x="5.7091in" svg:y="4.0476in">
            <draw:object draw:notify-on-update-of-ranges="ge180.C6:ge180.C20 ge180.N5:ge180.N5 ge180.N6:ge180.N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.4394in" svg:height="3.5429in" svg:x="10.6988in" svg:y="4.0476in">
            <draw:object draw:notify-on-update-of-ranges="ge180.C8:ge180.C19 ge180.L5:ge180.L5 ge180.L8:ge180.L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ce9"/>
        <table:table-column table:style-name="co1" table:default-cell-style-name="ce1"/>
        <table:table-column table:style-name="co1" table:default-cell-style-name="ce7"/>
        <table:table-column table:style-name="co1" table:number-columns-repeated="3" table:default-cell-style-name="ce1"/>
        <table:table-column table:style-name="co6" table:number-columns-repeated="2" table:default-cell-style-name="ce1"/>
        <table:table-row table:style-name="ro1" table:number-rows-repeated="3"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ge180</text:p>
          </table:table-cell>
          <table:covered-table-cell table:number-columns-repeated="7"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Eg[keV]</text:p>
          </table:table-cell>
          <table:table-cell table:style-name="ce3" office:value-type="string" calcext:value-type="string">
            <text:p>Ig_abs</text:p>
          </table:table-cell>
          <table:table-cell table:style-name="ce3" office:value-type="string" calcext:value-type="string">
            <text:p>Eg_ch</text:p>
          </table:table-cell>
          <table:table-cell table:style-name="ce3" office:value-type="string" calcext:value-type="string">
            <text:p>err_Eg_ch</text:p>
          </table:table-cell>
          <table:table-cell table:style-name="ce3" office:value-type="string" calcext:value-type="string">
            <text:p>N_g</text:p>
          </table:table-cell>
          <table:table-cell table:style-name="ce3" office:value-type="string" calcext:value-type="string">
            <text:p>err_N_g</text:p>
          </table:table-cell>
          <table:table-cell table:style-name="ce3" office:value-type="string" calcext:value-type="string">
            <text:p>sig_g</text:p>
          </table:table-cell>
          <table:table-cell table:style-name="ce3" office:value-type="string" calcext:value-type="string">
            <text:p>err_sig_g</text:p>
          </table:table-cell>
          <table:table-cell/>
          <table:table-cell table:style-name="ce1" office:value-type="string" calcext:value-type="string">
            <text:p>eff(%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residuals (keV)</text:p>
          </table:table-cell>
          <table:table-cell/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</table:table-row>
        <table:table-row table:style-name="ro1">
          <table:table-cell table:number-columns-repeated="2"/>
          <table:table-cell office:value-type="float" office:value="39.91" calcext:value-type="float">
            <text:p>39.91</text:p>
          </table:table-cell>
          <table:table-cell office:value-type="string" calcext:value-type="string">
            <text:p>59.10%</text:p>
          </table:table-cell>
          <table:table-cell office:value-type="float" office:value="1834.1" calcext:value-type="float">
            <text:p>1834.1</text:p>
          </table:table-cell>
          <table:table-cell office:value-type="float" office:value="0.26" calcext:value-type="float">
            <text:p>0.26</text:p>
          </table:table-cell>
          <table:table-cell table:style-name="ce10" table:number-columns-repeated="2"/>
          <table:table-cell office:value-type="float" office:value="28.62" calcext:value-type="float">
            <text:p>28.62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G6]/[$sources.$F$6]/[$sources.$G$6]/[.D6]" office:value-type="percentage" office:value="0" calcext:value-type="percentage">
            <text:p>0.00%</text:p>
          </table:table-cell>
          <table:table-cell table:formula="of:=[.I6]*[.$P$6]*2.35" office:value-type="float" office:value="1.47326425927923" calcext:value-type="float">
            <text:p>1.47326425927923</text:p>
          </table:table-cell>
          <table:table-cell table:formula="of:=[.C6]-[.$P$6]*[.E6]-[.$Q$6]" office:value-type="float" office:value="-0.188871806651775" calcext:value-type="float">
            <text:p>-0.188871806651775</text:p>
          </table:table-cell>
          <table:table-cell/>
          <table:table-cell table:style-name="ce8" table:formula="of:=SLOPE([.C6:.C20];[.E6:.E20])" office:value-type="float" office:value="0.0219049951570726" calcext:value-type="float">
            <text:p>0.0219049951570726</text:p>
          </table:table-cell>
          <table:table-cell table:style-name="ce8" table:formula="of:=INTERCEPT([.C6:.C20];[.E6:.E20])" office:value-type="float" office:value="-0.0770798109350608" calcext:value-type="float">
            <text:p>-0.0770798109350608</text:p>
          </table:table-cell>
        </table:table-row>
        <table:table-row table:style-name="ro1">
          <table:table-cell table:number-columns-repeated="2"/>
          <table:table-cell office:value-type="float" office:value="45.7" calcext:value-type="float">
            <text:p>45.7</text:p>
          </table:table-cell>
          <table:table-cell office:value-type="string" calcext:value-type="string">
            <text:p>14.90%</text:p>
          </table:table-cell>
          <table:table-cell office:value-type="float" office:value="2084.53" calcext:value-type="float">
            <text:p>2084.53</text:p>
          </table:table-cell>
          <table:table-cell office:value-type="float" office:value="0.62" calcext:value-type="float">
            <text:p>0.62</text:p>
          </table:table-cell>
          <table:table-cell table:style-name="ce10" table:number-columns-repeated="2"/>
          <table:table-cell office:value-type="float" office:value="25.39" calcext:value-type="float">
            <text:p>25.39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[.G7]/[$sources.$F$6]/[$sources.$G$6]/[.D7]" office:value-type="percentage" office:value="0" calcext:value-type="percentage">
            <text:p>0.00%</text:p>
          </table:table-cell>
          <table:table-cell table:formula="of:=[.I7]*[.$P$6]*2.35" office:value-type="float" office:value="1.30699439353947" calcext:value-type="float">
            <text:p>1.30699439353947</text:p>
          </table:table-cell>
          <table:table-cell table:formula="of:=[.C7]-[.$P$6]*[.E7]-[.$Q$6]" office:value-type="float" office:value="0.115460256162535" calcext:value-type="float">
            <text:p>0.1154602561625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.78" calcext:value-type="float">
            <text:p>121.78</text:p>
          </table:table-cell>
          <table:table-cell office:value-type="string" calcext:value-type="string">
            <text:p>28.58%</text:p>
          </table:table-cell>
          <table:table-cell office:value-type="float" office:value="5578.24" calcext:value-type="float">
            <text:p>5578.24</text:p>
          </table:table-cell>
          <table:table-cell office:value-type="float" office:value="0.19" calcext:value-type="float">
            <text:p>0.19</text:p>
          </table:table-cell>
          <table:table-cell office:value-type="float" office:value="26953.1" calcext:value-type="float">
            <text:p>26953.1</text:p>
          </table:table-cell>
          <table:table-cell office:value-type="float" office:value="180.13" calcext:value-type="float">
            <text:p>180.13</text:p>
          </table:table-cell>
          <table:table-cell office:value-type="float" office:value="25.98" calcext:value-type="float">
            <text:p>25.9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G8]/[$sources.$F$6]/[$sources.$G$6]/[.D8]" office:value-type="percentage" office:value="0.00578972483093333" calcext:value-type="percentage">
            <text:p>0.58%</text:p>
          </table:table-cell>
          <table:table-cell table:formula="of:=[.I8]*[.$P$6]*2.35" office:value-type="float" office:value="1.33736566932475" calcext:value-type="float">
            <text:p>1.33736566932475</text:p>
          </table:table-cell>
          <table:table-cell table:formula="of:=[.C8]-[.$P$6]*[.E8]-[.$Q$6]" office:value-type="float" office:value="-0.334240374053522" calcext:value-type="float">
            <text:p>-0.3342403740535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.7" calcext:value-type="float">
            <text:p>244.7</text:p>
          </table:table-cell>
          <table:table-cell office:value-type="string" calcext:value-type="string">
            <text:p>7.58%</text:p>
          </table:table-cell>
          <table:table-cell office:value-type="float" office:value="11183.4" calcext:value-type="float">
            <text:p>11183.4</text:p>
          </table:table-cell>
          <table:table-cell office:value-type="float" office:value="0.47" calcext:value-type="float">
            <text:p>0.47</text:p>
          </table:table-cell>
          <table:table-cell office:value-type="float" office:value="6971.47" calcext:value-type="float">
            <text:p>6971.47</text:p>
          </table:table-cell>
          <table:table-cell office:value-type="float" office:value="100.26" calcext:value-type="float">
            <text:p>100.26</text:p>
          </table:table-cell>
          <table:table-cell office:value-type="float" office:value="28.79" calcext:value-type="float">
            <text:p>28.79</text:p>
          </table:table-cell>
          <table:table-cell office:value-type="float" office:value="0.42" calcext:value-type="float">
            <text:p>0.42</text:p>
          </table:table-cell>
          <table:table-cell/>
          <table:table-cell table:formula="of:=[.G9]/[$sources.$F$6]/[$sources.$G$6]/[.D9]" office:value-type="percentage" office:value="0.00564633423293457" calcext:value-type="percentage">
            <text:p>0.56%</text:p>
          </table:table-cell>
          <table:table-cell table:formula="of:=[.I9]*[.$P$6]*2.35" office:value-type="float" office:value="1.48201530484448" calcext:value-type="float">
            <text:p>1.48201530484448</text:p>
          </table:table-cell>
          <table:table-cell table:formula="of:=[.C9]-[.$P$6]*[.E9]-[.$Q$6]" office:value-type="float" office:value="-0.195243028670518" calcext:value-type="float">
            <text:p>-0.1952430286705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.28" calcext:value-type="float">
            <text:p>344.28</text:p>
          </table:table-cell>
          <table:table-cell office:value-type="string" calcext:value-type="string">
            <text:p>26.50%</text:p>
          </table:table-cell>
          <table:table-cell office:value-type="float" office:value="15714.9" calcext:value-type="float">
            <text:p>15714.9</text:p>
          </table:table-cell>
          <table:table-cell office:value-type="float" office:value="0.23" calcext:value-type="float">
            <text:p>0.23</text:p>
          </table:table-cell>
          <table:table-cell office:value-type="float" office:value="21571.5" calcext:value-type="float">
            <text:p>21571.5</text:p>
          </table:table-cell>
          <table:table-cell office:value-type="float" office:value="153.69" calcext:value-type="float">
            <text:p>153.69</text:p>
          </table:table-cell>
          <table:table-cell office:value-type="float" office:value="30.38" calcext:value-type="float">
            <text:p>30.3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G10]/[$sources.$F$6]/[$sources.$G$6]/[.D10]" office:value-type="percentage" office:value="0.00499742053105645" calcext:value-type="percentage">
            <text:p>0.50%</text:p>
          </table:table-cell>
          <table:table-cell table:formula="of:=[.I10]*[.$P$6]*2.35" office:value-type="float" office:value="1.56386331924888" calcext:value-type="float">
            <text:p>1.56386331924888</text:p>
          </table:table-cell>
          <table:table-cell table:formula="of:=[.C10]-[.$P$6]*[.E10]-[.$Q$6]" office:value-type="float" office:value="0.12227141705506" calcext:value-type="float">
            <text:p>0.122271417055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1.12" calcext:value-type="float">
            <text:p>411.12</text:p>
          </table:table-cell>
          <table:table-cell office:value-type="string" calcext:value-type="string">
            <text:p>2.23%</text:p>
          </table:table-cell>
          <table:table-cell office:value-type="float" office:value="18764.2" calcext:value-type="float">
            <text:p>18764.2</text:p>
          </table:table-cell>
          <table:table-cell office:value-type="float" office:value="1.2" calcext:value-type="float">
            <text:p>1.2</text:p>
          </table:table-cell>
          <table:table-cell office:value-type="float" office:value="1605.35" calcext:value-type="float">
            <text:p>1605.35</text:p>
          </table:table-cell>
          <table:table-cell office:value-type="float" office:value="53.52" calcext:value-type="float">
            <text:p>53.52</text:p>
          </table:table-cell>
          <table:table-cell office:value-type="float" office:value="31.53" calcext:value-type="float">
            <text:p>31.53</text:p>
          </table:table-cell>
          <table:table-cell office:value-type="float" office:value="1.15" calcext:value-type="float">
            <text:p>1.15</text:p>
          </table:table-cell>
          <table:table-cell/>
          <table:table-cell table:formula="of:=[.G11]/[$sources.$F$6]/[$sources.$G$6]/[.D11]" office:value-type="percentage" office:value="0.00441953212042222" calcext:value-type="percentage">
            <text:p>0.44%</text:p>
          </table:table-cell>
          <table:table-cell table:formula="of:=[.I11]*[.$P$6]*2.35" office:value-type="float" office:value="1.62306156866087" calcext:value-type="float">
            <text:p>1.62306156866087</text:p>
          </table:table-cell>
          <table:table-cell table:formula="of:=[.C11]-[.$P$6]*[.E11]-[.$Q$6]" office:value-type="float" office:value="0.167369684593609" calcext:value-type="float">
            <text:p>0.167369684593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3.96" calcext:value-type="float">
            <text:p>443.96</text:p>
          </table:table-cell>
          <table:table-cell office:value-type="string" calcext:value-type="string">
            <text:p>3.15%</text:p>
          </table:table-cell>
          <table:table-cell office:value-type="float" office:value="20262.5" calcext:value-type="float">
            <text:p>20262.5</text:p>
          </table:table-cell>
          <table:table-cell office:value-type="float" office:value="0.99" calcext:value-type="float">
            <text:p>0.99</text:p>
          </table:table-cell>
          <table:table-cell office:value-type="float" office:value="2158.87" calcext:value-type="float">
            <text:p>2158.87</text:p>
          </table:table-cell>
          <table:table-cell office:value-type="float" office:value="57.79" calcext:value-type="float">
            <text:p>57.79</text:p>
          </table:table-cell>
          <table:table-cell office:value-type="float" office:value="32.68" calcext:value-type="float">
            <text:p>32.68</text:p>
          </table:table-cell>
          <table:table-cell office:value-type="float" office:value="0.91" calcext:value-type="float">
            <text:p>0.91</text:p>
          </table:table-cell>
          <table:table-cell/>
          <table:table-cell table:formula="of:=[.G12]/[$sources.$F$6]/[$sources.$G$6]/[.D12]" office:value-type="percentage" office:value="0.00420753137226358" calcext:value-type="percentage">
            <text:p>0.42%</text:p>
          </table:table-cell>
          <table:table-cell table:formula="of:=[.I12]*[.$P$6]*2.35" office:value-type="float" office:value="1.68225981807286" calcext:value-type="float">
            <text:p>1.68225981807286</text:p>
          </table:table-cell>
          <table:table-cell table:formula="of:=[.C12]-[.$P$6]*[.E12]-[.$Q$6]" office:value-type="float" office:value="0.187115440751711" calcext:value-type="float">
            <text:p>0.1871154407517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8.9" calcext:value-type="float">
            <text:p>778.9</text:p>
          </table:table-cell>
          <table:table-cell office:value-type="string" calcext:value-type="string">
            <text:p>12.94%</text:p>
          </table:table-cell>
          <table:table-cell office:value-type="float" office:value="35517.8" calcext:value-type="float">
            <text:p>35517.8</text:p>
          </table:table-cell>
          <table:table-cell office:value-type="float" office:value="0.59" calcext:value-type="float">
            <text:p>0.59</text:p>
          </table:table-cell>
          <table:table-cell office:value-type="float" office:value="6381.08" calcext:value-type="float">
            <text:p>6381.08</text:p>
          </table:table-cell>
          <table:table-cell office:value-type="float" office:value="85.91" calcext:value-type="float">
            <text:p>85.91</text:p>
          </table:table-cell>
          <table:table-cell office:value-type="float" office:value="39.78" calcext:value-type="float">
            <text:p>39.78</text:p>
          </table:table-cell>
          <table:table-cell office:value-type="float" office:value="0.51" calcext:value-type="float">
            <text:p>0.51</text:p>
          </table:table-cell>
          <table:table-cell/>
          <table:table-cell table:formula="of:=[.G13]/[$sources.$F$6]/[$sources.$G$6]/[.D13]" office:value-type="percentage" office:value="0.00302741067800552" calcext:value-type="percentage">
            <text:p>0.30%</text:p>
          </table:table-cell>
          <table:table-cell table:formula="of:=[.I13]*[.$P$6]*2.35" office:value-type="float" office:value="2.04774466226862" calcext:value-type="float">
            <text:p>2.04774466226862</text:p>
          </table:table-cell>
          <table:table-cell table:formula="of:=[.C13]-[.$P$6]*[.E13]-[.$Q$6]" office:value-type="float" office:value="0.959842821062239" calcext:value-type="float">
            <text:p>0.9598428210622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7.37" calcext:value-type="float">
            <text:p>867.37</text:p>
          </table:table-cell>
          <table:table-cell office:value-type="string" calcext:value-type="string">
            <text:p>4.25%</text:p>
          </table:table-cell>
          <table:table-cell office:value-type="float" office:value="39576" calcext:value-type="float">
            <text:p>39576</text:p>
          </table:table-cell>
          <table:table-cell office:value-type="float" office:value="1.31" calcext:value-type="float">
            <text:p>1.31</text:p>
          </table:table-cell>
          <table:table-cell office:value-type="float" office:value="2023.27" calcext:value-type="float">
            <text:p>2023.27</text:p>
          </table:table-cell>
          <table:table-cell office:value-type="float" office:value="53.67" calcext:value-type="float">
            <text:p>53.67</text:p>
          </table:table-cell>
          <table:table-cell office:value-type="float" office:value="44.19" calcext:value-type="float">
            <text:p>44.19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G14]/[$sources.$F$6]/[$sources.$G$6]/[.D14]" office:value-type="percentage" office:value="0.00292264682025789" calcext:value-type="percentage">
            <text:p>0.29%</text:p>
          </table:table-cell>
          <table:table-cell table:formula="of:=[.I14]*[.$P$6]*2.35" office:value-type="float" office:value="2.27475707957894" calcext:value-type="float">
            <text:p>2.27475707957894</text:p>
          </table:table-cell>
          <table:table-cell table:formula="of:=[.C14]-[.$P$6]*[.E14]-[.$Q$6]" office:value-type="float" office:value="0.534991474630374" calcext:value-type="float">
            <text:p>0.5349914746303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4.08" calcext:value-type="float">
            <text:p>964.08</text:p>
          </table:table-cell>
          <table:table-cell office:value-type="string" calcext:value-type="string">
            <text:p>14.60%</text:p>
          </table:table-cell>
          <table:table-cell office:value-type="float" office:value="44028.6" calcext:value-type="float">
            <text:p>44028.6</text:p>
          </table:table-cell>
          <table:table-cell office:value-type="float" office:value="0.61" calcext:value-type="float">
            <text:p>0.61</text:p>
          </table:table-cell>
          <table:table-cell office:value-type="float" office:value="6682.2" calcext:value-type="float">
            <text:p>6682.2</text:p>
          </table:table-cell>
          <table:table-cell office:value-type="float" office:value="85.49" calcext:value-type="float">
            <text:p>85.49</text:p>
          </table:table-cell>
          <table:table-cell office:value-type="float" office:value="45.15" calcext:value-type="float">
            <text:p>45.15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[.G15]/[$sources.$F$6]/[$sources.$G$6]/[.D15]" office:value-type="percentage" office:value="0.00280981702463383" calcext:value-type="percentage">
            <text:p>0.28%</text:p>
          </table:table-cell>
          <table:table-cell table:formula="of:=[.I15]*[.$P$6]*2.35" office:value-type="float" office:value="2.32417474865329" calcext:value-type="float">
            <text:p>2.32417474865329</text:p>
          </table:table-cell>
          <table:table-cell table:formula="of:=[.C15]-[.$P$6]*[.E15]-[.$Q$6]" office:value-type="float" office:value="-0.289189961751049" calcext:value-type="float">
            <text:p>-0.289189961751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.9" calcext:value-type="float">
            <text:p>1085.9</text:p>
          </table:table-cell>
          <table:table-cell office:value-type="string" calcext:value-type="string">
            <text:p>10.21%</text:p>
          </table:table-cell>
          <table:table-cell office:value-type="float" office:value="49592.1" calcext:value-type="float">
            <text:p>49592.1</text:p>
          </table:table-cell>
          <table:table-cell office:value-type="float" office:value="0.61" calcext:value-type="float">
            <text:p>0.61</text:p>
          </table:table-cell>
          <table:table-cell office:value-type="float" office:value="4329.65" calcext:value-type="float">
            <text:p>4329.65</text:p>
          </table:table-cell>
          <table:table-cell office:value-type="float" office:value="85.49" calcext:value-type="float">
            <text:p>85.49</text:p>
          </table:table-cell>
          <table:table-cell office:value-type="float" office:value="47.37" calcext:value-type="float">
            <text:p>47.3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[.G16]/[$sources.$F$6]/[$sources.$G$6]/[.D16]" office:value-type="percentage" office:value="0.00260338545124686" calcext:value-type="percentage">
            <text:p>0.26%</text:p>
          </table:table-cell>
          <table:table-cell table:formula="of:=[.I16]*[.$P$6]*2.35" office:value-type="float" office:value="2.43845310838774" calcext:value-type="float">
            <text:p>2.43845310838774</text:p>
          </table:table-cell>
          <table:table-cell table:formula="of:=[.C16]-[.$P$6]*[.E16]-[.$Q$6]" office:value-type="float" office:value="-0.337630518124229" calcext:value-type="float">
            <text:p>-0.337630518124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9.7" calcext:value-type="float">
            <text:p>1089.7</text:p>
          </table:table-cell>
          <table:table-cell office:value-type="string" calcext:value-type="string">
            <text:p>1.73%</text:p>
          </table:table-cell>
          <table:table-cell office:value-type="float" office:value="49773.2" calcext:value-type="float">
            <text:p>49773.2</text:p>
          </table:table-cell>
          <table:table-cell table:style-name="ce10"/>
          <table:table-cell office:value-type="float" office:value="676.77" calcext:value-type="float">
            <text:p>676.77</text:p>
          </table:table-cell>
          <table:table-cell table:style-name="ce10"/>
          <table:table-cell office:value-type="float" office:value="47.37" calcext:value-type="float">
            <text:p>47.37</text:p>
          </table:table-cell>
          <table:table-cell table:style-name="ce10"/>
          <table:table-cell/>
          <table:table-cell table:formula="of:=[.G17]/[$sources.$F$6]/[$sources.$G$6]/[.D17]" office:value-type="percentage" office:value="0.00240163177622587" calcext:value-type="percentage">
            <text:p>0.24%</text:p>
          </table:table-cell>
          <table:table-cell table:formula="of:=[.I17]*[.$P$6]*2.35" office:value-type="float" office:value="2.43845310838774" calcext:value-type="float">
            <text:p>2.43845310838774</text:p>
          </table:table-cell>
          <table:table-cell table:formula="of:=[.C17]-[.$P$6]*[.E17]-[.$Q$6]" office:value-type="float" office:value="-0.504625141070051" calcext:value-type="float">
            <text:p>-0.5046251410700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2.1" calcext:value-type="float">
            <text:p>1112.1</text:p>
          </table:table-cell>
          <table:table-cell office:value-type="string" calcext:value-type="string">
            <text:p>13.64%</text:p>
          </table:table-cell>
          <table:table-cell office:value-type="float" office:value="50784.5" calcext:value-type="float">
            <text:p>50784.5</text:p>
          </table:table-cell>
          <table:table-cell office:value-type="float" office:value="0.76" calcext:value-type="float">
            <text:p>0.76</text:p>
          </table:table-cell>
          <table:table-cell office:value-type="float" office:value="5620.41" calcext:value-type="float">
            <text:p>5620.41</text:p>
          </table:table-cell>
          <table:table-cell office:value-type="float" office:value="78.63" calcext:value-type="float">
            <text:p>78.63</text:p>
          </table:table-cell>
          <table:table-cell office:value-type="float" office:value="49.71" calcext:value-type="float">
            <text:p>49.71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G18]/[$sources.$F$6]/[$sources.$G$6]/[.D18]" office:value-type="percentage" office:value="0.00252967688734623" calcext:value-type="percentage">
            <text:p>0.25%</text:p>
          </table:table-cell>
          <table:table-cell table:formula="of:=[.I18]*[.$P$6]*2.35" office:value-type="float" office:value="2.55890867675648" calcext:value-type="float">
            <text:p>2.55890867675648</text:p>
          </table:table-cell>
          <table:table-cell table:formula="of:=[.C18]-[.$P$6]*[.E18]-[.$Q$6]" office:value-type="float" office:value="-0.25714674341782" calcext:value-type="float">
            <text:p>-0.257146743417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" calcext:value-type="float">
            <text:p>1408</text:p>
          </table:table-cell>
          <table:table-cell office:value-type="string" calcext:value-type="string">
            <text:p>21.00%</text:p>
          </table:table-cell>
          <table:table-cell office:value-type="float" office:value="64285.5" calcext:value-type="float">
            <text:p>64285.5</text:p>
          </table:table-cell>
          <table:table-cell office:value-type="float" office:value="0.71" calcext:value-type="float">
            <text:p>0.71</text:p>
          </table:table-cell>
          <table:table-cell office:value-type="float" office:value="7170.59" calcext:value-type="float">
            <text:p>7170.59</text:p>
          </table:table-cell>
          <table:table-cell office:value-type="float" office:value="88.9" calcext:value-type="float">
            <text:p>88.9</text:p>
          </table:table-cell>
          <table:table-cell office:value-type="float" office:value="51.5" calcext:value-type="float">
            <text:p>51.5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[.G19]/[$sources.$F$6]/[$sources.$G$6]/[.D19]" office:value-type="percentage" office:value="0.00209626904695323" calcext:value-type="percentage">
            <text:p>0.21%</text:p>
          </table:table-cell>
          <table:table-cell table:formula="of:=[.I19]*[.$P$6]*2.35" office:value-type="float" office:value="2.65105203888471" calcext:value-type="float">
            <text:p>2.65105203888471</text:p>
          </table:table-cell>
          <table:table-cell table:formula="of:=[.C19]-[.$P$6]*[.E19]-[.$Q$6]" office:value-type="float" office:value="-0.0964863590546656" calcext:value-type="float">
            <text:p>-0.09648635905466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4.51" calcext:value-type="float">
            <text:p>2614.51</text:p>
          </table:table-cell>
          <table:table-cell office:value-type="string" calcext:value-type="string">
            <text:p>100.00%</text:p>
          </table:table-cell>
          <table:table-cell office:value-type="float" office:value="119355" calcext:value-type="float">
            <text:p>119355</text:p>
          </table:table-cell>
          <table:table-cell office:value-type="float" office:value="3.77" calcext:value-type="float">
            <text:p>3.77</text:p>
          </table:table-cell>
          <table:table-cell office:value-type="float" office:value="502.55" calcext:value-type="float">
            <text:p>502.55</text:p>
          </table:table-cell>
          <table:table-cell office:value-type="float" office:value="22.77" calcext:value-type="float">
            <text:p>22.77</text:p>
          </table:table-cell>
          <table:table-cell office:value-type="float" office:value="70.4" calcext:value-type="float">
            <text:p>70.4</text:p>
          </table:table-cell>
          <table:table-cell office:value-type="float" office:value="3.31" calcext:value-type="float">
            <text:p>3.31</text:p>
          </table:table-cell>
          <table:table-cell/>
          <table:table-cell table:formula="of:=[.G20]/[$sources.$F$6]/[$sources.$G$6]/[.D20]" office:value-type="percentage" office:value="0.0000308525242699322" calcext:value-type="percentage">
            <text:p>0.00%</text:p>
          </table:table-cell>
          <table:table-cell table:formula="of:=[.I20]*[.$P$6]*2.35" office:value-type="float" office:value="3.62396239878609" calcext:value-type="float">
            <text:p>3.62396239878609</text:p>
          </table:table-cell>
          <table:table-cell table:formula="of:=[.C20]-[.$P$6]*[.E20]-[.$Q$6]" office:value-type="float" office:value="0.116382838536424" calcext:value-type="float">
            <text:p>0.116382838536424</text:p>
          </table:table-cell>
          <table:table-cell table:number-columns-repeated="3"/>
        </table:table-row>
      </table:table>
      <table:table table:name="ge270" table:style-name="ta1">
        <table:shapes>
          <draw:frame draw:z-index="0" draw:style-name="gr1" draw:text-style-name="P1" svg:width="5.2756in" svg:height="3.5398in" svg:x="1.7776in" svg:y="4.4445in">
            <draw:object draw:notify-on-update-of-ranges="ge270.E6:ge270.E20 ge270.C4:ge270.C4 ge270.C6:ge270.C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.8094in" svg:height="3.5429in" svg:x="7.1957in" svg:y="4.4598in">
            <draw:object draw:notify-on-update-of-ranges="ge270.C6:ge270.C20 ge270.N5:ge270.N5 ge270.N6:ge270.N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.4394in" svg:height="3.5429in" svg:x="12.1854in" svg:y="4.4598in">
            <draw:object draw:notify-on-update-of-ranges="ge270.C8:ge270.C19 ge270.L5:ge270.L5 ge270.L8:ge270.L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ce9"/>
        <table:table-column table:style-name="co1" table:default-cell-style-name="ce1"/>
        <table:table-column table:style-name="co1" table:default-cell-style-name="ce7"/>
        <table:table-column table:style-name="co1" table:number-columns-repeated="3" table:default-cell-style-name="ce1"/>
        <table:table-column table:style-name="co7" table:number-columns-repeated="2" table:default-cell-style-name="ce1"/>
        <table:table-row table:style-name="ro1" table:number-rows-repeated="3"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ge270</text:p>
          </table:table-cell>
          <table:covered-table-cell table:number-columns-repeated="7"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Eg[keV]</text:p>
          </table:table-cell>
          <table:table-cell table:style-name="ce3" office:value-type="string" calcext:value-type="string">
            <text:p>Ig_abs</text:p>
          </table:table-cell>
          <table:table-cell table:style-name="ce3" office:value-type="string" calcext:value-type="string">
            <text:p>Eg_ch</text:p>
          </table:table-cell>
          <table:table-cell table:style-name="ce3" office:value-type="string" calcext:value-type="string">
            <text:p>err_Eg_ch</text:p>
          </table:table-cell>
          <table:table-cell table:style-name="ce3" office:value-type="string" calcext:value-type="string">
            <text:p>N_g</text:p>
          </table:table-cell>
          <table:table-cell table:style-name="ce3" office:value-type="string" calcext:value-type="string">
            <text:p>err_N_g</text:p>
          </table:table-cell>
          <table:table-cell table:style-name="ce3" office:value-type="string" calcext:value-type="string">
            <text:p>sig_g</text:p>
          </table:table-cell>
          <table:table-cell table:style-name="ce3" office:value-type="string" calcext:value-type="string">
            <text:p>err_sig_g</text:p>
          </table:table-cell>
          <table:table-cell/>
          <table:table-cell table:style-name="ce1" office:value-type="string" calcext:value-type="string">
            <text:p>eff(%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residuals (keV)</text:p>
          </table:table-cell>
          <table:table-cell/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</table:table-row>
        <table:table-row table:style-name="ro1">
          <table:table-cell table:number-columns-repeated="2"/>
          <table:table-cell office:value-type="float" office:value="39.91" calcext:value-type="float">
            <text:p>39.91</text:p>
          </table:table-cell>
          <table:table-cell office:value-type="string" calcext:value-type="string">
            <text:p>59.10%</text:p>
          </table:table-cell>
          <table:table-cell office:value-type="float" office:value="1070" calcext:value-type="float">
            <text:p>1070</text:p>
          </table:table-cell>
          <table:table-cell office:value-type="float" office:value="0.193" calcext:value-type="float">
            <text:p>0.193</text:p>
          </table:table-cell>
          <table:table-cell table:style-name="ce10" table:number-columns-repeated="2"/>
          <table:table-cell office:value-type="float" office:value="34.6" calcext:value-type="float">
            <text:p>34.6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G6]/[$sources.$F$6]/[$sources.$G$6]/[.D6]" office:value-type="percentage" office:value="0" calcext:value-type="percentage">
            <text:p>0.00%</text:p>
          </table:table-cell>
          <table:table-cell table:formula="of:=[.I6]*[.$P$6]*2.35" office:value-type="float" office:value="2.82032656959287" calcext:value-type="float">
            <text:p>2.82032656959287</text:p>
          </table:table-cell>
          <table:table-cell table:formula="of:=[.C6]-[.$P$6]*[.E6]-[.$Q$6]" office:value-type="float" office:value="1.70676310244613" calcext:value-type="float">
            <text:p>1.70676310244613</text:p>
          </table:table-cell>
          <table:table-cell/>
          <table:table-cell table:style-name="ce8" table:formula="of:=SLOPE([.C6:.C20];[.E6:.E20])" office:value-type="float" office:value="0.034686097277" calcext:value-type="float">
            <text:p>0.034686097277</text:p>
          </table:table-cell>
          <table:table-cell table:style-name="ce8" table:formula="of:=INTERCEPT([.C6:.C20];[.E6:.E20])" office:value-type="float" office:value="1.08911281116389" calcext:value-type="float">
            <text:p>1.08911281116389</text:p>
          </table:table-cell>
        </table:table-row>
        <table:table-row table:style-name="ro1">
          <table:table-cell table:number-columns-repeated="2"/>
          <table:table-cell office:value-type="float" office:value="45.7" calcext:value-type="float">
            <text:p>45.7</text:p>
          </table:table-cell>
          <table:table-cell office:value-type="string" calcext:value-type="string">
            <text:p>14.90%</text:p>
          </table:table-cell>
          <table:table-cell office:value-type="float" office:value="1220" calcext:value-type="float">
            <text:p>1220</text:p>
          </table:table-cell>
          <table:table-cell office:value-type="float" office:value="0.419" calcext:value-type="float">
            <text:p>0.419</text:p>
          </table:table-cell>
          <table:table-cell table:style-name="ce10" table:number-columns-repeated="2"/>
          <table:table-cell office:value-type="float" office:value="31" calcext:value-type="float">
            <text:p>31</text:p>
          </table:table-cell>
          <table:table-cell office:value-type="float" office:value="0.397" calcext:value-type="float">
            <text:p>0.397</text:p>
          </table:table-cell>
          <table:table-cell/>
          <table:table-cell table:formula="of:=[.G7]/[$sources.$F$6]/[$sources.$G$6]/[.D7]" office:value-type="percentage" office:value="0" calcext:value-type="percentage">
            <text:p>0.00%</text:p>
          </table:table-cell>
          <table:table-cell table:formula="of:=[.I7]*[.$P$6]*2.35" office:value-type="float" office:value="2.52688218662945" calcext:value-type="float">
            <text:p>2.52688218662945</text:p>
          </table:table-cell>
          <table:table-cell table:formula="of:=[.C7]-[.$P$6]*[.E7]-[.$Q$6]" office:value-type="float" office:value="2.29384851089615" calcext:value-type="float">
            <text:p>2.293848510896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.78" calcext:value-type="float">
            <text:p>121.78</text:p>
          </table:table-cell>
          <table:table-cell office:value-type="string" calcext:value-type="string">
            <text:p>28.58%</text:p>
          </table:table-cell>
          <table:table-cell office:value-type="float" office:value="3510" calcext:value-type="float">
            <text:p>3510</text:p>
          </table:table-cell>
          <table:table-cell office:value-type="float" office:value="0.167" calcext:value-type="float">
            <text:p>0.167</text:p>
          </table:table-cell>
          <table:table-cell office:value-type="float" office:value="59400" calcext:value-type="float">
            <text:p>59400</text:p>
          </table:table-cell>
          <table:table-cell office:value-type="float" office:value="276" calcext:value-type="float">
            <text:p>276</text:p>
          </table:table-cell>
          <table:table-cell office:value-type="float" office:value="32.4" calcext:value-type="float">
            <text:p>32.4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G8]/[$sources.$F$6]/[$sources.$G$6]/[.D8]" office:value-type="percentage" office:value="0.0127595584536636" calcext:value-type="percentage">
            <text:p>1.28%</text:p>
          </table:table-cell>
          <table:table-cell table:formula="of:=[.I8]*[.$P$6]*2.35" office:value-type="float" office:value="2.64099944667078" calcext:value-type="float">
            <text:p>2.64099944667078</text:p>
          </table:table-cell>
          <table:table-cell table:formula="of:=[.C8]-[.$P$6]*[.E8]-[.$Q$6]" office:value-type="float" office:value="-1.0573142534338" calcext:value-type="float">
            <text:p>-1.05731425343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.7" calcext:value-type="float">
            <text:p>244.7</text:p>
          </table:table-cell>
          <table:table-cell office:value-type="string" calcext:value-type="string">
            <text:p>7.58%</text:p>
          </table:table-cell>
          <table:table-cell office:value-type="float" office:value="7040" calcext:value-type="float">
            <text:p>7040</text:p>
          </table:table-cell>
          <table:table-cell office:value-type="float" office:value="0.331" calcext:value-type="float">
            <text:p>0.331</text:p>
          </table:table-cell>
          <table:table-cell office:value-type="float" office:value="19000" calcext:value-type="float">
            <text:p>19000</text:p>
          </table:table-cell>
          <table:table-cell office:value-type="float" office:value="170" calcext:value-type="float">
            <text:p>170</text:p>
          </table:table-cell>
          <table:table-cell office:value-type="float" office:value="33.1" calcext:value-type="float">
            <text:p>33.1</text:p>
          </table:table-cell>
          <table:table-cell office:value-type="float" office:value="0.313" calcext:value-type="float">
            <text:p>0.313</text:p>
          </table:table-cell>
          <table:table-cell/>
          <table:table-cell table:formula="of:=[.G9]/[$sources.$F$6]/[$sources.$G$6]/[.D9]" office:value-type="percentage" office:value="0.015388483408199" calcext:value-type="percentage">
            <text:p>1.54%</text:p>
          </table:table-cell>
          <table:table-cell table:formula="of:=[.I9]*[.$P$6]*2.35" office:value-type="float" office:value="2.69805807669144" calcext:value-type="float">
            <text:p>2.69805807669144</text:p>
          </table:table-cell>
          <table:table-cell table:formula="of:=[.C9]-[.$P$6]*[.E9]-[.$Q$6]" office:value-type="float" office:value="-0.579237641243736" calcext:value-type="float">
            <text:p>-0.5792376412437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.28" calcext:value-type="float">
            <text:p>344.28</text:p>
          </table:table-cell>
          <table:table-cell office:value-type="string" calcext:value-type="string">
            <text:p>26.50%</text:p>
          </table:table-cell>
          <table:table-cell office:value-type="float" office:value="9910" calcext:value-type="float">
            <text:p>9910</text:p>
          </table:table-cell>
          <table:table-cell office:value-type="float" office:value="0.155" calcext:value-type="float">
            <text:p>0.155</text:p>
          </table:table-cell>
          <table:table-cell office:value-type="float" office:value="60400" calcext:value-type="float">
            <text:p>60400</text:p>
          </table:table-cell>
          <table:table-cell office:value-type="float" office:value="260" calcext:value-type="float">
            <text:p>260</text:p>
          </table:table-cell>
          <table:table-cell office:value-type="float" office:value="33.6" calcext:value-type="float">
            <text:p>33.6</text:p>
          </table:table-cell>
          <table:table-cell office:value-type="float" office:value="0.134" calcext:value-type="float">
            <text:p>0.134</text:p>
          </table:table-cell>
          <table:table-cell/>
          <table:table-cell table:formula="of:=[.G10]/[$sources.$F$6]/[$sources.$G$6]/[.D10]" office:value-type="percentage" office:value="0.0139927311534112" calcext:value-type="percentage">
            <text:p>1.40%</text:p>
          </table:table-cell>
          <table:table-cell table:formula="of:=[.I10]*[.$P$6]*2.35" office:value-type="float" office:value="2.73881424099192" calcext:value-type="float">
            <text:p>2.73881424099192</text:p>
          </table:table-cell>
          <table:table-cell table:formula="of:=[.C10]-[.$P$6]*[.E10]-[.$Q$6]" office:value-type="float" office:value="-0.548336826233708" calcext:value-type="float">
            <text:p>-0.5483368262337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1.12" calcext:value-type="float">
            <text:p>411.12</text:p>
          </table:table-cell>
          <table:table-cell office:value-type="string" calcext:value-type="string">
            <text:p>2.23%</text:p>
          </table:table-cell>
          <table:table-cell office:value-type="float" office:value="11800" calcext:value-type="float">
            <text:p>11800</text:p>
          </table:table-cell>
          <table:table-cell office:value-type="float" office:value="0.799" calcext:value-type="float">
            <text:p>0.799</text:p>
          </table:table-cell>
          <table:table-cell office:value-type="float" office:value="4310" calcext:value-type="float">
            <text:p>4310</text:p>
          </table:table-cell>
          <table:table-cell office:value-type="float" office:value="92.4" calcext:value-type="float">
            <text:p>92.4</text:p>
          </table:table-cell>
          <table:table-cell office:value-type="float" office:value="32.8" calcext:value-type="float">
            <text:p>32.8</text:p>
          </table:table-cell>
          <table:table-cell office:value-type="float" office:value="0.781" calcext:value-type="float">
            <text:p>0.781</text:p>
          </table:table-cell>
          <table:table-cell/>
          <table:table-cell table:formula="of:=[.G11]/[$sources.$F$6]/[$sources.$G$6]/[.D11]" office:value-type="percentage" office:value="0.0118654395857724" calcext:value-type="percentage">
            <text:p>1.19%</text:p>
          </table:table-cell>
          <table:table-cell table:formula="of:=[.I11]*[.$P$6]*2.35" office:value-type="float" office:value="2.67360437811116" calcext:value-type="float">
            <text:p>2.67360437811116</text:p>
          </table:table-cell>
          <table:table-cell table:formula="of:=[.C11]-[.$P$6]*[.E11]-[.$Q$6]" office:value-type="float" office:value="0.734939320236379" calcext:value-type="float">
            <text:p>0.734939320236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3.96" calcext:value-type="float">
            <text:p>443.96</text:p>
          </table:table-cell>
          <table:table-cell office:value-type="string" calcext:value-type="string">
            <text:p>3.15%</text:p>
          </table:table-cell>
          <table:table-cell office:value-type="float" office:value="12800" calcext:value-type="float">
            <text:p>12800</text:p>
          </table:table-cell>
          <table:table-cell office:value-type="float" office:value="0.661" calcext:value-type="float">
            <text:p>0.661</text:p>
          </table:table-cell>
          <table:table-cell office:value-type="float" office:value="6210" calcext:value-type="float">
            <text:p>6210</text:p>
          </table:table-cell>
          <table:table-cell office:value-type="float" office:value="102" calcext:value-type="float">
            <text:p>102</text:p>
          </table:table-cell>
          <table:table-cell office:value-type="float" office:value="35.4" calcext:value-type="float">
            <text:p>35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G12]/[$sources.$F$6]/[$sources.$G$6]/[.D12]" office:value-type="percentage" office:value="0.0121029843491071" calcext:value-type="percentage">
            <text:p>1.21%</text:p>
          </table:table-cell>
          <table:table-cell table:formula="of:=[.I12]*[.$P$6]*2.35" office:value-type="float" office:value="2.88553643247363" calcext:value-type="float">
            <text:p>2.88553643247363</text:p>
          </table:table-cell>
          <table:table-cell table:formula="of:=[.C12]-[.$P$6]*[.E12]-[.$Q$6]" office:value-type="float" office:value="-1.11115795676363" calcext:value-type="float">
            <text:p>-1.11115795676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8.9" calcext:value-type="float">
            <text:p>778.9</text:p>
          </table:table-cell>
          <table:table-cell office:value-type="string" calcext:value-type="string">
            <text:p>12.94%</text:p>
          </table:table-cell>
          <table:table-cell office:value-type="float" office:value="22400" calcext:value-type="float">
            <text:p>22400</text:p>
          </table:table-cell>
          <table:table-cell office:value-type="float" office:value="0.323" calcext:value-type="float">
            <text:p>0.323</text:p>
          </table:table-cell>
          <table:table-cell office:value-type="float" office:value="18200" calcext:value-type="float">
            <text:p>18200</text:p>
          </table:table-cell>
          <table:table-cell office:value-type="float" office:value="147" calcext:value-type="float">
            <text:p>147</text:p>
          </table:table-cell>
          <table:table-cell office:value-type="float" office:value="36.6" calcext:value-type="float">
            <text:p>36.6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G13]/[$sources.$F$6]/[$sources.$G$6]/[.D13]" office:value-type="percentage" office:value="0.00863472552290529" calcext:value-type="percentage">
            <text:p>0.86%</text:p>
          </table:table-cell>
          <table:table-cell table:formula="of:=[.I13]*[.$P$6]*2.35" office:value-type="float" office:value="2.98335122679477" calcext:value-type="float">
            <text:p>2.98335122679477</text:p>
          </table:table-cell>
          <table:table-cell table:formula="of:=[.C13]-[.$P$6]*[.E13]-[.$Q$6]" office:value-type="float" office:value="0.842308184036597" calcext:value-type="float">
            <text:p>0.8423081840365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7.37" calcext:value-type="float">
            <text:p>867.37</text:p>
          </table:table-cell>
          <table:table-cell office:value-type="string" calcext:value-type="string">
            <text:p>4.25%</text:p>
          </table:table-cell>
          <table:table-cell office:value-type="float" office:value="25000" calcext:value-type="float">
            <text:p>25000</text:p>
          </table:table-cell>
          <table:table-cell office:value-type="float" office:value="0.71" calcext:value-type="float">
            <text:p>0.71</text:p>
          </table:table-cell>
          <table:table-cell office:value-type="float" office:value="5510" calcext:value-type="float">
            <text:p>5510</text:p>
          </table:table-cell>
          <table:table-cell office:value-type="float" office:value="91.6" calcext:value-type="float">
            <text:p>91.6</text:p>
          </table:table-cell>
          <table:table-cell office:value-type="float" office:value="38.1" calcext:value-type="float">
            <text:p>38.1</text:p>
          </table:table-cell>
          <table:table-cell office:value-type="float" office:value="0.695" calcext:value-type="float">
            <text:p>0.695</text:p>
          </table:table-cell>
          <table:table-cell/>
          <table:table-cell table:formula="of:=[.G14]/[$sources.$F$6]/[$sources.$G$6]/[.D14]" office:value-type="percentage" office:value="0.00795928570068304" calcext:value-type="percentage">
            <text:p>0.80%</text:p>
          </table:table-cell>
          <table:table-cell table:formula="of:=[.I14]*[.$P$6]*2.35" office:value-type="float" office:value="3.10561971969619" calcext:value-type="float">
            <text:p>3.10561971969619</text:p>
          </table:table-cell>
          <table:table-cell table:formula="of:=[.C14]-[.$P$6]*[.E14]-[.$Q$6]" office:value-type="float" office:value="-0.871544736163287" calcext:value-type="float">
            <text:p>-0.871544736163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4.08" calcext:value-type="float">
            <text:p>964.08</text:p>
          </table:table-cell>
          <table:table-cell office:value-type="string" calcext:value-type="string">
            <text:p>14.60%</text:p>
          </table:table-cell>
          <table:table-cell office:value-type="float" office:value="27800" calcext:value-type="float">
            <text:p>27800</text:p>
          </table:table-cell>
          <table:table-cell office:value-type="float" office:value="0.316" calcext:value-type="float">
            <text:p>0.316</text:p>
          </table:table-cell>
          <table:table-cell office:value-type="float" office:value="18600" calcext:value-type="float">
            <text:p>18600</text:p>
          </table:table-cell>
          <table:table-cell office:value-type="float" office:value="143" calcext:value-type="float">
            <text:p>143</text:p>
          </table:table-cell>
          <table:table-cell office:value-type="float" office:value="38.5" calcext:value-type="float">
            <text:p>38.5</text:p>
          </table:table-cell>
          <table:table-cell office:value-type="float" office:value="0.283" calcext:value-type="float">
            <text:p>0.283</text:p>
          </table:table-cell>
          <table:table-cell/>
          <table:table-cell table:formula="of:=[.G15]/[$sources.$F$6]/[$sources.$G$6]/[.D15]" office:value-type="percentage" office:value="0.00782116618152543" calcext:value-type="percentage">
            <text:p>0.78%</text:p>
          </table:table-cell>
          <table:table-cell table:formula="of:=[.I15]*[.$P$6]*2.35" office:value-type="float" office:value="3.13822465113657" calcext:value-type="float">
            <text:p>3.13822465113657</text:p>
          </table:table-cell>
          <table:table-cell table:formula="of:=[.C15]-[.$P$6]*[.E15]-[.$Q$6]" office:value-type="float" office:value="-1.28261711176322" calcext:value-type="float">
            <text:p>-1.282617111763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.9" calcext:value-type="float">
            <text:p>1085.9</text:p>
          </table:table-cell>
          <table:table-cell office:value-type="string" calcext:value-type="string">
            <text:p>10.21%</text:p>
          </table:table-cell>
          <table:table-cell office:value-type="float" office:value="31300" calcext:value-type="float">
            <text:p>31300</text:p>
          </table:table-cell>
          <table:table-cell office:value-type="float" office:value="0.316" calcext:value-type="float">
            <text:p>0.316</text:p>
          </table:table-cell>
          <table:table-cell office:value-type="float" office:value="12300" calcext:value-type="float">
            <text:p>12300</text:p>
          </table:table-cell>
          <table:table-cell office:value-type="float" office:value="143" calcext:value-type="float">
            <text:p>143</text:p>
          </table:table-cell>
          <table:table-cell office:value-type="float" office:value="38.8" calcext:value-type="float">
            <text:p>38.8</text:p>
          </table:table-cell>
          <table:table-cell office:value-type="float" office:value="0.283" calcext:value-type="float">
            <text:p>0.283</text:p>
          </table:table-cell>
          <table:table-cell/>
          <table:table-cell table:formula="of:=[.G16]/[$sources.$F$6]/[$sources.$G$6]/[.D16]" office:value-type="percentage" office:value="0.00739589598474159" calcext:value-type="percentage">
            <text:p>0.74%</text:p>
          </table:table-cell>
          <table:table-cell table:formula="of:=[.I16]*[.$P$6]*2.35" office:value-type="float" office:value="3.16267834971686" calcext:value-type="float">
            <text:p>3.16267834971686</text:p>
          </table:table-cell>
          <table:table-cell table:formula="of:=[.C16]-[.$P$6]*[.E16]-[.$Q$6]" office:value-type="float" office:value="-0.863957581263094" calcext:value-type="float">
            <text:p>-0.863957581263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9.7" calcext:value-type="float">
            <text:p>1089.7</text:p>
          </table:table-cell>
          <table:table-cell office:value-type="string" calcext:value-type="string">
            <text:p>1.73%</text:p>
          </table:table-cell>
          <table:table-cell office:value-type="float" office:value="31400" calcext:value-type="float">
            <text:p>31400</text:p>
          </table:table-cell>
          <table:table-cell table:style-name="ce10"/>
          <table:table-cell office:value-type="float" office:value="2010" calcext:value-type="float">
            <text:p>2010</text:p>
          </table:table-cell>
          <table:table-cell table:style-name="ce10"/>
          <table:table-cell office:value-type="float" office:value="38.8" calcext:value-type="float">
            <text:p>38.8</text:p>
          </table:table-cell>
          <table:table-cell table:style-name="ce10"/>
          <table:table-cell/>
          <table:table-cell table:formula="of:=[.G17]/[$sources.$F$6]/[$sources.$G$6]/[.D17]" office:value-type="percentage" office:value="0.00713282188958435" calcext:value-type="percentage">
            <text:p>0.71%</text:p>
          </table:table-cell>
          <table:table-cell table:formula="of:=[.I17]*[.$P$6]*2.35" office:value-type="float" office:value="3.16267834971686" calcext:value-type="float">
            <text:p>3.16267834971686</text:p>
          </table:table-cell>
          <table:table-cell table:formula="of:=[.C17]-[.$P$6]*[.E17]-[.$Q$6]" office:value-type="float" office:value="-0.532567308963053" calcext:value-type="float">
            <text:p>-0.5325673089630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2.1" calcext:value-type="float">
            <text:p>1112.1</text:p>
          </table:table-cell>
          <table:table-cell office:value-type="string" calcext:value-type="string">
            <text:p>13.64%</text:p>
          </table:table-cell>
          <table:table-cell office:value-type="float" office:value="32000" calcext:value-type="float">
            <text:p>32000</text:p>
          </table:table-cell>
          <table:table-cell office:value-type="float" office:value="0.354" calcext:value-type="float">
            <text:p>0.354</text:p>
          </table:table-cell>
          <table:table-cell office:value-type="float" office:value="16100" calcext:value-type="float">
            <text:p>16100</text:p>
          </table:table-cell>
          <table:table-cell office:value-type="float" office:value="134" calcext:value-type="float">
            <text:p>134</text:p>
          </table:table-cell>
          <table:table-cell office:value-type="float" office:value="39.6" calcext:value-type="float">
            <text:p>39.6</text:p>
          </table:table-cell>
          <table:table-cell office:value-type="float" office:value="0.309" calcext:value-type="float">
            <text:p>0.309</text:p>
          </table:table-cell>
          <table:table-cell/>
          <table:table-cell table:formula="of:=[.G18]/[$sources.$F$6]/[$sources.$G$6]/[.D18]" office:value-type="percentage" office:value="0.00724641047295024" calcext:value-type="percentage">
            <text:p>0.72%</text:p>
          </table:table-cell>
          <table:table-cell table:formula="of:=[.I18]*[.$P$6]*2.35" office:value-type="float" office:value="3.22788821259762" calcext:value-type="float">
            <text:p>3.22788821259762</text:p>
          </table:table-cell>
          <table:table-cell table:formula="of:=[.C18]-[.$P$6]*[.E18]-[.$Q$6]" office:value-type="float" office:value="1.05577432483665" calcext:value-type="float">
            <text:p>1.055774324836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" calcext:value-type="float">
            <text:p>1408</text:p>
          </table:table-cell>
          <table:table-cell office:value-type="string" calcext:value-type="string">
            <text:p>21.00%</text:p>
          </table:table-cell>
          <table:table-cell office:value-type="float" office:value="40600" calcext:value-type="float">
            <text:p>40600</text:p>
          </table:table-cell>
          <table:table-cell office:value-type="float" office:value="0.3" calcext:value-type="float">
            <text:p>0.3</text:p>
          </table:table-cell>
          <table:table-cell office:value-type="float" office:value="20900" calcext:value-type="float">
            <text:p>20900</text:p>
          </table:table-cell>
          <table:table-cell office:value-type="float" office:value="148" calcext:value-type="float">
            <text:p>148</text:p>
          </table:table-cell>
          <table:table-cell office:value-type="float" office:value="39.5" calcext:value-type="float">
            <text:p>39.5</text:p>
          </table:table-cell>
          <table:table-cell office:value-type="float" office:value="0.251" calcext:value-type="float">
            <text:p>0.251</text:p>
          </table:table-cell>
          <table:table-cell/>
          <table:table-cell table:formula="of:=[.G19]/[$sources.$F$6]/[$sources.$G$6]/[.D19]" office:value-type="percentage" office:value="0.00610996069797918" calcext:value-type="percentage">
            <text:p>0.61%</text:p>
          </table:table-cell>
          <table:table-cell table:formula="of:=[.I19]*[.$P$6]*2.35" office:value-type="float" office:value="3.21973697973752" calcext:value-type="float">
            <text:p>3.21973697973752</text:p>
          </table:table-cell>
          <table:table-cell table:formula="of:=[.C19]-[.$P$6]*[.E19]-[.$Q$6]" office:value-type="float" office:value="-1.34466225736287" calcext:value-type="float">
            <text:p>-1.34466225736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4.51" calcext:value-type="float">
            <text:p>2614.51</text:p>
          </table:table-cell>
          <table:table-cell office:value-type="string" calcext:value-type="string">
            <text:p>100.00%</text:p>
          </table:table-cell>
          <table:table-cell office:value-type="float" office:value="75300" calcext:value-type="float">
            <text:p>75300</text:p>
          </table:table-cell>
          <table:table-cell office:value-type="float" office:value="1.86" calcext:value-type="float">
            <text:p>1.86</text:p>
          </table:table-cell>
          <table:table-cell office:value-type="float" office:value="614" calcext:value-type="float">
            <text:p>614</text:p>
          </table:table-cell>
          <table:table-cell office:value-type="float" office:value="25" calcext:value-type="float">
            <text:p>25</text:p>
          </table:table-cell>
          <table:table-cell office:value-type="float" office:value="44.6" calcext:value-type="float">
            <text:p>44.6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G20]/[$sources.$F$6]/[$sources.$G$6]/[.D20]" office:value-type="percentage" office:value="0.0000376946570525089" calcext:value-type="percentage">
            <text:p>0.00%</text:p>
          </table:table-cell>
          <table:table-cell table:formula="of:=[.I20]*[.$P$6]*2.35" office:value-type="float" office:value="3.63544985560237" calcext:value-type="float">
            <text:p>3.63544985560237</text:p>
          </table:table-cell>
          <table:table-cell table:formula="of:=[.C20]-[.$P$6]*[.E20]-[.$Q$6]" office:value-type="float" office:value="1.55776223073781" calcext:value-type="float">
            <text:p>1.55776223073781</text:p>
          </table:table-cell>
          <table:table-cell table:number-columns-repeated="3"/>
        </table:table-row>
      </table:table>
      <table:table table:name="sources" table:style-name="ta1">
        <table:table-column table:style-name="co1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3" table:default-cell-style-name="ce11"/>
        <table:table-column table:style-name="co11" table:default-cell-style-name="ce11"/>
        <table:table-column table:style-name="co1" table:number-columns-repeated="4" table:default-cell-style-name="ce11"/>
        <table:table-column table:style-name="co12" table:default-cell-style-name="ce11"/>
        <table:table-column table:style-name="co1" table:number-columns-repeated="1010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" table:number-rows-spanned="2">
            <text:p>Eu152</text:p>
          </table:table-cell>
          <table:table-cell table:style-name="ce13" office:value-type="string" calcext:value-type="string">
            <text:p>T1/2 days:</text:p>
          </table:table-cell>
          <table:table-cell table:style-name="ce13" office:value-type="string" calcext:value-type="string">
            <text:p>activity init (Bq):</text:p>
          </table:table-cell>
          <table:table-cell table:style-name="ce13" office:value-type="string" calcext:value-type="string">
            <text:p>@time :</text:p>
          </table:table-cell>
          <table:table-cell table:style-name="ce16" office:value-type="string" calcext:value-type="string">
            <text:p>diff time days:</text:p>
          </table:table-cell>
          <table:table-cell table:style-name="ce16" office:value-type="string" calcext:value-type="string">
            <text:p>activity now:</text:p>
          </table:table-cell>
          <table:table-cell table:style-name="ce18" office:value-type="string" calcext:value-type="string">
            <text:p>time daq sec:</text:p>
          </table:table-cell>
          <table:table-cell table:style-name="ce18" office:value-type="string" calcext:value-type="string">
            <text:p>meas date:</text:p>
          </table:table-cell>
          <table:table-cell table:number-columns-repeated="2"/>
          <table:table-cell office:value-type="string" calcext:value-type="string">
            <text:p>run#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date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14" office:value-type="float" office:value="4943" calcext:value-type="float">
            <text:p>4943</text:p>
          </table:table-cell>
          <table:table-cell table:style-name="ce14" office:value-type="float" office:value="7300" calcext:value-type="float">
            <text:p>7300</text:p>
          </table:table-cell>
          <table:table-cell table:style-name="ce15" office:value-type="date" office:date-value="2022-01-11" calcext:value-type="date">
            <text:p>11. Jan. 2022</text:p>
          </table:table-cell>
          <table:table-cell table:style-name="ce17" table:formula="of:=[.H6]-[.D6]" office:value-type="float" office:value="1130" calcext:value-type="float">
            <text:p>1130</text:p>
          </table:table-cell>
          <table:table-cell table:style-name="ce17" office:value-type="float" office:value="6233.746896" calcext:value-type="float">
            <text:p>6233.746896</text:p>
          </table:table-cell>
          <table:table-cell table:style-name="ce19" table:formula="of:=[.L6]" office:value-type="float" office:value="2613" calcext:value-type="float">
            <text:p>2613</text:p>
          </table:table-cell>
          <table:table-cell table:style-name="ce20" table:formula="of:=[.M6]" office:value-type="date" office:date-value="2025-02-14" calcext:value-type="date">
            <text:p>14. Feb. 202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613" calcext:value-type="float">
            <text:p>2613</text:p>
          </table:table-cell>
          <table:table-cell table:style-name="ce21" office:value-type="date" office:date-value="2025-02-14" calcext:value-type="date">
            <text:p>14. Feb. 2025</text:p>
          </table:table-cell>
          <table:table-cell table:number-columns-repeated="1010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Light" svg:font-family="'Ubuntu Light'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olanda Matea</meta:initial-creator>
    <meta:creation-date>2025-02-14T12:25:00.043916503</meta:creation-date>
    <dc:date>2025-02-14T13:19:51.967840688</dc:date>
    <dc:creator>Iolanda Matea</dc:creator>
    <meta:editing-duration>PT54M41S</meta:editing-duration>
    <meta:editing-cycles>19</meta:editing-cycles>
    <meta:generator>LibreOffice/7.3.7.2$Linux_X86_64 LibreOffice_project/30$Build-2</meta:generator>
    <meta:document-statistic meta:table-count="4" meta:cell-count="54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01cm" svg:height="8.992cm" xlink:href=".." xlink:type="simple" chart:class="chart:scatter" chart:style-name="ch1">
        <chart:legend chart:legend-position="end" svg:x="6.72cm" svg:y="6.919cm" style:legend-expansion="custom" svg:width="2.767cm" svg:height="1.161cm" style:legend-expansion-aspect-ratio="2.3832902670112" chart:style-name="ch2"/>
        <chart:plot-area chart:style-name="ch3" table:cell-range-address="ge090.E6:ge090.E20 ge090.C6:ge090.C20" chart:data-source-has-labels="row" svg:x="0.513cm" svg:y="0.177cm" svg:width="13.043cm" svg:height="8.632cm">
          <chart:coordinate-region svg:x="1.505cm" svg:y="0.377cm" svg:width="11.49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090.C6:ge090.C20" chart:label-cell-address="ge090.E20:ge090.E20" chart:class="chart:scatter">
            <chart:domain table:cell-range-address="ge090.E6:ge090.E20"/>
            <chart:regression-curve chart:style-name="ch8">
              <chart:equation chart:display-equation="true" chart:display-r-square="false" svg:x="1.513cm" svg:y="0.581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38793</text:p>
                <draw:g>
                  <svg:desc>ge090.E20:ge090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7.51">
                <text:p>2127.51</text:p>
                <draw:g>
                  <svg:desc>ge090.E6:ge090.E20</svg:desc>
                </draw:g>
              </table:table-cell>
              <table:table-cell office:value-type="float" office:value="39.91">
                <text:p>39.91</text:p>
                <draw:g>
                  <svg:desc>ge090.C6:ge090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29.01">
                <text:p>2429.0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8.58">
                <text:p>6458.58</text:p>
              </table:table-cell>
              <table:table-cell office:value-type="float" office:value="121.78">
                <text:p>121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65.7">
                <text:p>12965.7</text:p>
              </table:table-cell>
              <table:table-cell office:value-type="float" office:value="244.7">
                <text:p>24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57">
                <text:p>18257</text:p>
              </table:table-cell>
              <table:table-cell office:value-type="float" office:value="344.28">
                <text:p>344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83.9">
                <text:p>21783.9</text:p>
              </table:table-cell>
              <table:table-cell office:value-type="float" office:value="411.12">
                <text:p>41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27.7">
                <text:p>23527.7</text:p>
              </table:table-cell>
              <table:table-cell office:value-type="float" office:value="443.96">
                <text:p>443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381.6">
                <text:p>41381.6</text:p>
              </table:table-cell>
              <table:table-cell office:value-type="float" office:value="778.9">
                <text:p>77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70.6">
                <text:p>46070.6</text:p>
              </table:table-cell>
              <table:table-cell office:value-type="float" office:value="867.37">
                <text:p>867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194.6">
                <text:p>51194.6</text:p>
              </table:table-cell>
              <table:table-cell office:value-type="float" office:value="964.08">
                <text:p>964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51.6">
                <text:p>57651.6</text:p>
              </table:table-cell>
              <table:table-cell office:value-type="float" office:value="1085.9">
                <text:p>108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61.8">
                <text:p>57861.8</text:p>
              </table:table-cell>
              <table:table-cell office:value-type="float" office:value="1089.7">
                <text:p>108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40.7">
                <text:p>59040.7</text:p>
              </table:table-cell>
              <table:table-cell office:value-type="float" office:value="1112.1">
                <text:p>111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736.6">
                <text:p>74736.6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793">
                <text:p>138793</text:p>
              </table:table-cell>
              <table:table-cell office:value-type="float" office:value="2614.51">
                <text:p>2614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17cm" svg:height="9cm" xlink:href=".." xlink:type="simple" chart:class="chart:scatter" chart:style-name="ch1">
        <chart:legend chart:legend-position="end" svg:x="6.298cm" svg:y="7.502cm" style:legend-expansion="custom" svg:width="2.174cm" svg:height="0.598cm" style:legend-expansion-aspect-ratio="3.63545150501672" chart:style-name="ch2"/>
        <chart:plot-area chart:style-name="ch3" table:cell-range-address="ge090.C6:ge090.C20 ge090.N5:ge090.N20" chart:data-source-has-labels="row" svg:x="0.244cm" svg:y="0.179cm" svg:width="11.565cm" svg:height="8.639cm">
          <chart:coordinate-region svg:x="1.077cm" svg:y="0.378cm" svg:width="10.36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090.N6:ge090.N20" chart:label-cell-address="ge090.N5:ge090.N5" chart:class="chart:scatter">
            <chart:domain table:cell-range-address="ge090.C6:ge090.C20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siduals (keV)</text:p>
                <draw:g>
                  <svg:desc>ge090.N5:ge090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91">
                <text:p>39.91</text:p>
                <draw:g>
                  <svg:desc>ge090.C6:ge090.C20</svg:desc>
                </draw:g>
              </table:table-cell>
              <table:table-cell office:value-type="float" office:value="-0.316779020105464">
                <text:p>-0.316779020105464</text:p>
                <draw:g>
                  <svg:desc>ge090.N6:ge090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7">
                <text:p>45.7</text:p>
              </table:table-cell>
              <table:table-cell office:value-type="float" office:value="-0.20538716107076">
                <text:p>-0.2053871610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78">
                <text:p>121.78</text:p>
              </table:table-cell>
              <table:table-cell office:value-type="float" office:value="-0.0204087417989172">
                <text:p>-0.0204087417989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.7">
                <text:p>244.7</text:p>
              </table:table-cell>
              <table:table-cell office:value-type="float" office:value="0.34110168527198">
                <text:p>0.34110168527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.28">
                <text:p>344.28</text:p>
              </table:table-cell>
              <table:table-cell office:value-type="float" office:value="0.261999674360936">
                <text:p>0.261999674360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1.12">
                <text:p>411.12</text:p>
              </table:table-cell>
              <table:table-cell office:value-type="float" office:value="0.674526863845131">
                <text:p>0.674526863845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.96">
                <text:p>443.96</text:p>
              </table:table-cell>
              <table:table-cell office:value-type="float" office:value="0.670888800112834">
                <text:p>0.67088880011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.9">
                <text:p>778.9</text:p>
              </table:table-cell>
              <table:table-cell office:value-type="float" office:value="-0.658769203138718">
                <text:p>-0.658769203138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.37">
                <text:p>867.37</text:p>
              </table:table-cell>
              <table:table-cell office:value-type="float" office:value="-0.503839096957222">
                <text:p>-0.503839096957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.08">
                <text:p>964.08</text:p>
              </table:table-cell>
              <table:table-cell office:value-type="float" office:value="-0.301925711571357">
                <text:p>-0.301925711571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5.9">
                <text:p>1085.9</text:p>
              </table:table-cell>
              <table:table-cell office:value-type="float" office:value="-0.0964290820952556">
                <text:p>-0.0964290820952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9.7">
                <text:p>1089.7</text:p>
              </table:table-cell>
              <table:table-cell office:value-type="float" office:value="-0.255445437753451">
                <text:p>-0.255445437753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2.1">
                <text:p>1112.1</text:p>
              </table:table-cell>
              <table:table-cell office:value-type="float" office:value="-0.0594624771697454">
                <text:p>-0.0594624771697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8">
                <text:p>1408</text:p>
              </table:table-cell>
              <table:table-cell office:value-type="float" office:value="0.215776263204361">
                <text:p>0.215776263204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4.51">
                <text:p>2614.51</text:p>
              </table:table-cell>
              <table:table-cell office:value-type="float" office:value="0.254152644864234">
                <text:p>0.254152644864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17cm" svg:height="9cm" xlink:href=".." xlink:type="simple" chart:class="chart:scatter" chart:style-name="ch1">
        <chart:legend chart:legend-position="end" svg:x="10.09cm" svg:y="0.552cm" style:legend-expansion="custom" svg:width="1.27cm" svg:height="0.598cm" style:legend-expansion-aspect-ratio="2.12374581939799" chart:style-name="ch2"/>
        <chart:plot-area chart:style-name="ch3" table:cell-range-address="ge090.C8:ge090.C19 ge090.L5:ge090.L5 ge090.L8:ge090.L19" chart:data-source-has-labels="row" svg:x="0.109cm" svg:y="0.179cm" svg:width="13.424cm" svg:height="8.639cm">
          <chart:coordinate-region svg:x="1.339cm" svg:y="0.378cm" svg:width="11.82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090.L8:ge090.L19" chart:label-cell-address="ge090.L5:ge090.L5" chart:class="chart:scatter">
            <chart:domain table:cell-range-address="ge090.C8:ge090.C1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ff(%)</text:p>
                <draw:g>
                  <svg:desc>ge090.L5:ge090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78">
                <text:p>121.78</text:p>
                <draw:g>
                  <svg:desc>ge090.C8:ge090.C19</svg:desc>
                </draw:g>
              </table:table-cell>
              <table:table-cell office:value-type="float" office:value="0.0142924239271542">
                <text:p>0.0142924239271542</text:p>
                <draw:g>
                  <svg:desc>ge090.L8:ge090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.7">
                <text:p>244.7</text:p>
              </table:table-cell>
              <table:table-cell office:value-type="float" office:value="0.0108194807002688">
                <text:p>0.0108194807002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.28">
                <text:p>344.28</text:p>
              </table:table-cell>
              <table:table-cell office:value-type="float" office:value="0.00880777559141624">
                <text:p>0.0088077755914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.12">
                <text:p>411.12</text:p>
              </table:table-cell>
              <table:table-cell office:value-type="float" office:value="0.00735461791159982">
                <text:p>0.00735461791159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3.96">
                <text:p>443.96</text:p>
              </table:table-cell>
              <table:table-cell office:value-type="float" office:value="0.00681910592910094">
                <text:p>0.00681910592910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8.9">
                <text:p>778.9</text:p>
              </table:table-cell>
              <table:table-cell office:value-type="float" office:value="0.00494532554728327">
                <text:p>0.00494532554728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.37">
                <text:p>867.37</text:p>
              </table:table-cell>
              <table:table-cell office:value-type="float" office:value="0.00436716328136189">
                <text:p>0.00436716328136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.08">
                <text:p>964.08</text:p>
              </table:table-cell>
              <table:table-cell office:value-type="float" office:value="0.00439141661380435">
                <text:p>0.00439141661380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5.9">
                <text:p>1085.9</text:p>
              </table:table-cell>
              <table:table-cell office:value-type="float" office:value="0.00413016295113438">
                <text:p>0.00413016295113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9.7">
                <text:p>1089.7</text:p>
              </table:table-cell>
              <table:table-cell office:value-type="float" office:value="0.00433139722078108">
                <text:p>0.00433139722078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2.1">
                <text:p>1112.1</text:p>
              </table:table-cell>
              <table:table-cell office:value-type="float" office:value="0.00397385948934879">
                <text:p>0.00397385948934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8">
                <text:p>1408</text:p>
              </table:table-cell>
              <table:table-cell office:value-type="float" office:value="0.00338804629268374">
                <text:p>0.003388046292683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01cm" svg:height="8.992cm" xlink:href=".." xlink:type="simple" chart:class="chart:scatter" chart:style-name="ch1">
        <chart:legend chart:legend-position="end" svg:x="6.72cm" svg:y="6.919cm" style:legend-expansion="custom" svg:width="2.767cm" svg:height="1.19cm" style:legend-expansion-aspect-ratio="2.32521008403361" chart:style-name="ch2"/>
        <chart:plot-area chart:style-name="ch3" table:cell-range-address="ge180.E6:ge180.E20 ge180.C4:ge180.C4 ge180.C6:ge180.C20" chart:data-source-has-labels="row" svg:x="0.513cm" svg:y="0.177cm" svg:width="13.042cm" svg:height="8.632cm">
          <chart:coordinate-region svg:x="1.505cm" svg:y="0.377cm" svg:width="11.49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180.C6:ge180.C20" chart:label-cell-address="ge180.C4:ge180.C4" chart:class="chart:scatter">
            <chart:domain table:cell-range-address="ge180.E6:ge180.E20"/>
            <chart:regression-curve chart:style-name="ch8">
              <chart:equation chart:display-equation="true" chart:display-r-square="false" svg:x="1.513cm" svg:y="0.581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e180</text:p>
                <draw:g>
                  <svg:desc>ge180.C4:ge180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4.1">
                <text:p>1834.1</text:p>
                <draw:g>
                  <svg:desc>ge180.E6:ge180.E20</svg:desc>
                </draw:g>
              </table:table-cell>
              <table:table-cell office:value-type="float" office:value="39.91">
                <text:p>39.91</text:p>
                <draw:g>
                  <svg:desc>ge180.C6:ge180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4.53">
                <text:p>2084.5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78.24">
                <text:p>5578.24</text:p>
              </table:table-cell>
              <table:table-cell office:value-type="float" office:value="121.78">
                <text:p>121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83.4">
                <text:p>11183.4</text:p>
              </table:table-cell>
              <table:table-cell office:value-type="float" office:value="244.7">
                <text:p>24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14.9">
                <text:p>15714.9</text:p>
              </table:table-cell>
              <table:table-cell office:value-type="float" office:value="344.28">
                <text:p>344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64.2">
                <text:p>18764.2</text:p>
              </table:table-cell>
              <table:table-cell office:value-type="float" office:value="411.12">
                <text:p>41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62.5">
                <text:p>20262.5</text:p>
              </table:table-cell>
              <table:table-cell office:value-type="float" office:value="443.96">
                <text:p>443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17.8">
                <text:p>35517.8</text:p>
              </table:table-cell>
              <table:table-cell office:value-type="float" office:value="778.9">
                <text:p>77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76">
                <text:p>39576</text:p>
              </table:table-cell>
              <table:table-cell office:value-type="float" office:value="867.37">
                <text:p>867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28.6">
                <text:p>44028.6</text:p>
              </table:table-cell>
              <table:table-cell office:value-type="float" office:value="964.08">
                <text:p>964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592.1">
                <text:p>49592.1</text:p>
              </table:table-cell>
              <table:table-cell office:value-type="float" office:value="1085.9">
                <text:p>108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73.2">
                <text:p>49773.2</text:p>
              </table:table-cell>
              <table:table-cell office:value-type="float" office:value="1089.7">
                <text:p>108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784.5">
                <text:p>50784.5</text:p>
              </table:table-cell>
              <table:table-cell office:value-type="float" office:value="1112.1">
                <text:p>111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285.5">
                <text:p>64285.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355">
                <text:p>119355</text:p>
              </table:table-cell>
              <table:table-cell office:value-type="float" office:value="2614.51">
                <text:p>2614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17cm" svg:height="9cm" xlink:href=".." xlink:type="simple" chart:class="chart:scatter" chart:style-name="ch1">
        <chart:legend chart:legend-position="end" svg:x="9.141cm" svg:y="7.933cm" style:legend-expansion="custom" svg:width="2.174cm" svg:height="0.598cm" style:legend-expansion-aspect-ratio="3.63545150501672" chart:style-name="ch2"/>
        <chart:plot-area chart:style-name="ch3" table:cell-range-address="ge180.C6:ge180.C20 ge180.N5:ge180.N20" chart:data-source-has-labels="row" svg:x="0.244cm" svg:y="0.179cm" svg:width="11.565cm" svg:height="8.639cm">
          <chart:coordinate-region svg:x="1.077cm" svg:y="0.378cm" svg:width="10.36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180.N6:ge180.N20" chart:label-cell-address="ge180.N5:ge180.N5" chart:class="chart:scatter">
            <chart:domain table:cell-range-address="ge180.C6:ge180.C20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siduals (keV)</text:p>
                <draw:g>
                  <svg:desc>ge180.N5:ge180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91">
                <text:p>39.91</text:p>
                <draw:g>
                  <svg:desc>ge180.C6:ge180.C20</svg:desc>
                </draw:g>
              </table:table-cell>
              <table:table-cell office:value-type="float" office:value="-0.188871806651775">
                <text:p>-0.188871806651775</text:p>
                <draw:g>
                  <svg:desc>ge180.N6:ge180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7">
                <text:p>45.7</text:p>
              </table:table-cell>
              <table:table-cell office:value-type="float" office:value="0.115460256162535">
                <text:p>0.1154602561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78">
                <text:p>121.78</text:p>
              </table:table-cell>
              <table:table-cell office:value-type="float" office:value="-0.334240374053522">
                <text:p>-0.334240374053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.7">
                <text:p>244.7</text:p>
              </table:table-cell>
              <table:table-cell office:value-type="float" office:value="-0.195243028670518">
                <text:p>-0.19524302867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.28">
                <text:p>344.28</text:p>
              </table:table-cell>
              <table:table-cell office:value-type="float" office:value="0.12227141705506">
                <text:p>0.12227141705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1.12">
                <text:p>411.12</text:p>
              </table:table-cell>
              <table:table-cell office:value-type="float" office:value="0.167369684593609">
                <text:p>0.167369684593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.96">
                <text:p>443.96</text:p>
              </table:table-cell>
              <table:table-cell office:value-type="float" office:value="0.187115440751711">
                <text:p>0.187115440751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.9">
                <text:p>778.9</text:p>
              </table:table-cell>
              <table:table-cell office:value-type="float" office:value="0.959842821062239">
                <text:p>0.959842821062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.37">
                <text:p>867.37</text:p>
              </table:table-cell>
              <table:table-cell office:value-type="float" office:value="0.534991474630374">
                <text:p>0.534991474630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.08">
                <text:p>964.08</text:p>
              </table:table-cell>
              <table:table-cell office:value-type="float" office:value="-0.289189961751049">
                <text:p>-0.289189961751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5.9">
                <text:p>1085.9</text:p>
              </table:table-cell>
              <table:table-cell office:value-type="float" office:value="-0.337630518124229">
                <text:p>-0.337630518124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9.7">
                <text:p>1089.7</text:p>
              </table:table-cell>
              <table:table-cell office:value-type="float" office:value="-0.504625141070051">
                <text:p>-0.504625141070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2.1">
                <text:p>1112.1</text:p>
              </table:table-cell>
              <table:table-cell office:value-type="float" office:value="-0.25714674341782">
                <text:p>-0.25714674341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8">
                <text:p>1408</text:p>
              </table:table-cell>
              <table:table-cell office:value-type="float" office:value="-0.0964863590546656">
                <text:p>-0.0964863590546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4.51">
                <text:p>2614.51</text:p>
              </table:table-cell>
              <table:table-cell office:value-type="float" office:value="0.116382838536424">
                <text:p>0.1163828385364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17cm" svg:height="9cm" xlink:href=".." xlink:type="simple" chart:class="chart:scatter" chart:style-name="ch1">
        <chart:legend chart:legend-position="end" svg:x="10.09cm" svg:y="0.552cm" style:legend-expansion="custom" svg:width="1.27cm" svg:height="0.598cm" style:legend-expansion-aspect-ratio="2.12374581939799" chart:style-name="ch2"/>
        <chart:plot-area chart:style-name="ch3" table:cell-range-address="ge180.C8:ge180.C19 ge180.L5:ge180.L5 ge180.L8:ge180.L19" chart:data-source-has-labels="row" svg:x="0.109cm" svg:y="0.179cm" svg:width="13.424cm" svg:height="8.639cm">
          <chart:coordinate-region svg:x="1.339cm" svg:y="0.378cm" svg:width="11.82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180.L8:ge180.L19" chart:label-cell-address="ge180.L5:ge180.L5" chart:class="chart:scatter">
            <chart:domain table:cell-range-address="ge180.C8:ge180.C1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ff(%)</text:p>
                <draw:g>
                  <svg:desc>ge180.L5:ge180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78">
                <text:p>121.78</text:p>
                <draw:g>
                  <svg:desc>ge180.C8:ge180.C19</svg:desc>
                </draw:g>
              </table:table-cell>
              <table:table-cell office:value-type="float" office:value="0.00578972483093333">
                <text:p>0.00578972483093333</text:p>
                <draw:g>
                  <svg:desc>ge180.L8:ge180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.7">
                <text:p>244.7</text:p>
              </table:table-cell>
              <table:table-cell office:value-type="float" office:value="0.00564633423293457">
                <text:p>0.00564633423293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.28">
                <text:p>344.28</text:p>
              </table:table-cell>
              <table:table-cell office:value-type="float" office:value="0.00499742053105645">
                <text:p>0.0049974205310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.12">
                <text:p>411.12</text:p>
              </table:table-cell>
              <table:table-cell office:value-type="float" office:value="0.00441953212042222">
                <text:p>0.0044195321204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3.96">
                <text:p>443.96</text:p>
              </table:table-cell>
              <table:table-cell office:value-type="float" office:value="0.00420753137226358">
                <text:p>0.00420753137226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8.9">
                <text:p>778.9</text:p>
              </table:table-cell>
              <table:table-cell office:value-type="float" office:value="0.00302741067800552">
                <text:p>0.00302741067800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.37">
                <text:p>867.37</text:p>
              </table:table-cell>
              <table:table-cell office:value-type="float" office:value="0.00292264682025789">
                <text:p>0.00292264682025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.08">
                <text:p>964.08</text:p>
              </table:table-cell>
              <table:table-cell office:value-type="float" office:value="0.00280981702463383">
                <text:p>0.00280981702463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5.9">
                <text:p>1085.9</text:p>
              </table:table-cell>
              <table:table-cell office:value-type="float" office:value="0.00260338545124686">
                <text:p>0.00260338545124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9.7">
                <text:p>1089.7</text:p>
              </table:table-cell>
              <table:table-cell office:value-type="float" office:value="0.00240163177622587">
                <text:p>0.00240163177622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2.1">
                <text:p>1112.1</text:p>
              </table:table-cell>
              <table:table-cell office:value-type="float" office:value="0.00252967688734623">
                <text:p>0.00252967688734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8">
                <text:p>1408</text:p>
              </table:table-cell>
              <table:table-cell office:value-type="float" office:value="0.00209626904695323">
                <text:p>0.002096269046953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01cm" svg:height="8.992cm" xlink:href=".." xlink:type="simple" chart:class="chart:scatter" chart:style-name="ch1">
        <chart:legend chart:legend-position="end" svg:x="6.72cm" svg:y="6.919cm" style:legend-expansion="custom" svg:width="2.767cm" svg:height="1.19cm" style:legend-expansion-aspect-ratio="2.32521008403361" chart:style-name="ch2"/>
        <chart:plot-area chart:style-name="ch3" table:cell-range-address="ge270.E6:ge270.E20 ge270.C4:ge270.C4 ge270.C6:ge270.C20" chart:data-source-has-labels="row" svg:x="0.513cm" svg:y="0.177cm" svg:width="12.951cm" svg:height="8.632cm">
          <chart:coordinate-region svg:x="1.505cm" svg:y="0.377cm" svg:width="11.49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270.C6:ge270.C20" chart:label-cell-address="ge270.C4:ge270.C4" chart:class="chart:scatter">
            <chart:domain table:cell-range-address="ge270.E6:ge270.E20"/>
            <chart:regression-curve chart:style-name="ch8">
              <chart:equation chart:display-equation="true" chart:display-r-square="false" svg:x="1.513cm" svg:y="0.581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e270</text:p>
                <draw:g>
                  <svg:desc>ge270.C4:ge270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0">
                <text:p>1070</text:p>
                <draw:g>
                  <svg:desc>ge270.E6:ge270.E20</svg:desc>
                </draw:g>
              </table:table-cell>
              <table:table-cell office:value-type="float" office:value="39.91">
                <text:p>39.91</text:p>
                <draw:g>
                  <svg:desc>ge270.C6:ge270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0">
                <text:p>122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10">
                <text:p>3510</text:p>
              </table:table-cell>
              <table:table-cell office:value-type="float" office:value="121.78">
                <text:p>121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40">
                <text:p>7040</text:p>
              </table:table-cell>
              <table:table-cell office:value-type="float" office:value="244.7">
                <text:p>24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10">
                <text:p>9910</text:p>
              </table:table-cell>
              <table:table-cell office:value-type="float" office:value="344.28">
                <text:p>344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00">
                <text:p>11800</text:p>
              </table:table-cell>
              <table:table-cell office:value-type="float" office:value="411.12">
                <text:p>41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">
                <text:p>12800</text:p>
              </table:table-cell>
              <table:table-cell office:value-type="float" office:value="443.96">
                <text:p>443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00">
                <text:p>22400</text:p>
              </table:table-cell>
              <table:table-cell office:value-type="float" office:value="778.9">
                <text:p>77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867.37">
                <text:p>867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00">
                <text:p>27800</text:p>
              </table:table-cell>
              <table:table-cell office:value-type="float" office:value="964.08">
                <text:p>964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00">
                <text:p>31300</text:p>
              </table:table-cell>
              <table:table-cell office:value-type="float" office:value="1085.9">
                <text:p>108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00">
                <text:p>31400</text:p>
              </table:table-cell>
              <table:table-cell office:value-type="float" office:value="1089.7">
                <text:p>108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00">
                <text:p>32000</text:p>
              </table:table-cell>
              <table:table-cell office:value-type="float" office:value="1112.1">
                <text:p>111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600">
                <text:p>4060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00">
                <text:p>75300</text:p>
              </table:table-cell>
              <table:table-cell office:value-type="float" office:value="2614.51">
                <text:p>2614.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17cm" svg:height="9cm" xlink:href=".." xlink:type="simple" chart:class="chart:scatter" chart:style-name="ch1">
        <chart:legend chart:legend-position="end" svg:x="9.226cm" svg:y="7.891cm" style:legend-expansion="custom" svg:width="2.174cm" svg:height="0.598cm" style:legend-expansion-aspect-ratio="3.63545150501672" chart:style-name="ch2"/>
        <chart:plot-area chart:style-name="ch3" table:cell-range-address="ge270.C6:ge270.C20 ge270.N5:ge270.N20" chart:data-source-has-labels="row" svg:x="0.244cm" svg:y="0.179cm" svg:width="11.565cm" svg:height="8.639cm">
          <chart:coordinate-region svg:x="1.077cm" svg:y="0.378cm" svg:width="10.36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270.N6:ge270.N20" chart:label-cell-address="ge270.N5:ge270.N5" chart:class="chart:scatter">
            <chart:domain table:cell-range-address="ge270.C6:ge270.C20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siduals (keV)</text:p>
                <draw:g>
                  <svg:desc>ge270.N5:ge270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91">
                <text:p>39.91</text:p>
                <draw:g>
                  <svg:desc>ge270.C6:ge270.C20</svg:desc>
                </draw:g>
              </table:table-cell>
              <table:table-cell office:value-type="float" office:value="1.70676310244613">
                <text:p>1.70676310244613</text:p>
                <draw:g>
                  <svg:desc>ge270.N6:ge270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7">
                <text:p>45.7</text:p>
              </table:table-cell>
              <table:table-cell office:value-type="float" office:value="2.29384851089615">
                <text:p>2.29384851089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78">
                <text:p>121.78</text:p>
              </table:table-cell>
              <table:table-cell office:value-type="float" office:value="-1.0573142534338">
                <text:p>-1.0573142534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.7">
                <text:p>244.7</text:p>
              </table:table-cell>
              <table:table-cell office:value-type="float" office:value="-0.579237641243736">
                <text:p>-0.579237641243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.28">
                <text:p>344.28</text:p>
              </table:table-cell>
              <table:table-cell office:value-type="float" office:value="-0.548336826233708">
                <text:p>-0.548336826233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1.12">
                <text:p>411.12</text:p>
              </table:table-cell>
              <table:table-cell office:value-type="float" office:value="0.734939320236379">
                <text:p>0.734939320236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.96">
                <text:p>443.96</text:p>
              </table:table-cell>
              <table:table-cell office:value-type="float" office:value="-1.11115795676363">
                <text:p>-1.11115795676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.9">
                <text:p>778.9</text:p>
              </table:table-cell>
              <table:table-cell office:value-type="float" office:value="0.842308184036597">
                <text:p>0.842308184036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.37">
                <text:p>867.37</text:p>
              </table:table-cell>
              <table:table-cell office:value-type="float" office:value="-0.871544736163287">
                <text:p>-0.871544736163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.08">
                <text:p>964.08</text:p>
              </table:table-cell>
              <table:table-cell office:value-type="float" office:value="-1.28261711176322">
                <text:p>-1.28261711176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5.9">
                <text:p>1085.9</text:p>
              </table:table-cell>
              <table:table-cell office:value-type="float" office:value="-0.863957581263094">
                <text:p>-0.863957581263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9.7">
                <text:p>1089.7</text:p>
              </table:table-cell>
              <table:table-cell office:value-type="float" office:value="-0.532567308963053">
                <text:p>-0.532567308963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2.1">
                <text:p>1112.1</text:p>
              </table:table-cell>
              <table:table-cell office:value-type="float" office:value="1.05577432483665">
                <text:p>1.05577432483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8">
                <text:p>1408</text:p>
              </table:table-cell>
              <table:table-cell office:value-type="float" office:value="-1.34466225736287">
                <text:p>-1.34466225736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4.51">
                <text:p>2614.51</text:p>
              </table:table-cell>
              <table:table-cell office:value-type="float" office:value="1.55776223073781">
                <text:p>1.557762230737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17cm" svg:height="9cm" xlink:href=".." xlink:type="simple" chart:class="chart:scatter" chart:style-name="ch1">
        <chart:legend chart:legend-position="end" svg:x="10.09cm" svg:y="0.552cm" style:legend-expansion="custom" svg:width="1.27cm" svg:height="0.598cm" style:legend-expansion-aspect-ratio="2.12374581939799" chart:style-name="ch2"/>
        <chart:plot-area chart:style-name="ch3" table:cell-range-address="ge270.C8:ge270.C19 ge270.L5:ge270.L5 ge270.L8:ge270.L19" chart:data-source-has-labels="row" svg:x="0.109cm" svg:y="0.179cm" svg:width="13.424cm" svg:height="8.639cm">
          <chart:coordinate-region svg:x="1.339cm" svg:y="0.378cm" svg:width="11.82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270.L8:ge270.L19" chart:label-cell-address="ge270.L5:ge270.L5" chart:class="chart:scatter">
            <chart:domain table:cell-range-address="ge270.C8:ge270.C1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ff(%)</text:p>
                <draw:g>
                  <svg:desc>ge270.L5:ge270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78">
                <text:p>121.78</text:p>
                <draw:g>
                  <svg:desc>ge270.C8:ge270.C19</svg:desc>
                </draw:g>
              </table:table-cell>
              <table:table-cell office:value-type="float" office:value="0.0127595584536636">
                <text:p>0.0127595584536636</text:p>
                <draw:g>
                  <svg:desc>ge270.L8:ge270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.7">
                <text:p>244.7</text:p>
              </table:table-cell>
              <table:table-cell office:value-type="float" office:value="0.015388483408199">
                <text:p>0.015388483408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.28">
                <text:p>344.28</text:p>
              </table:table-cell>
              <table:table-cell office:value-type="float" office:value="0.0139927311534112">
                <text:p>0.0139927311534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1.12">
                <text:p>411.12</text:p>
              </table:table-cell>
              <table:table-cell office:value-type="float" office:value="0.0118654395857724">
                <text:p>0.0118654395857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3.96">
                <text:p>443.96</text:p>
              </table:table-cell>
              <table:table-cell office:value-type="float" office:value="0.0121029843491071">
                <text:p>0.0121029843491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8.9">
                <text:p>778.9</text:p>
              </table:table-cell>
              <table:table-cell office:value-type="float" office:value="0.00863472552290529">
                <text:p>0.00863472552290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.37">
                <text:p>867.37</text:p>
              </table:table-cell>
              <table:table-cell office:value-type="float" office:value="0.00795928570068304">
                <text:p>0.0079592857006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.08">
                <text:p>964.08</text:p>
              </table:table-cell>
              <table:table-cell office:value-type="float" office:value="0.00782116618152543">
                <text:p>0.00782116618152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5.9">
                <text:p>1085.9</text:p>
              </table:table-cell>
              <table:table-cell office:value-type="float" office:value="0.00739589598474159">
                <text:p>0.00739589598474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9.7">
                <text:p>1089.7</text:p>
              </table:table-cell>
              <table:table-cell office:value-type="float" office:value="0.00713282188958435">
                <text:p>0.00713282188958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2.1">
                <text:p>1112.1</text:p>
              </table:table-cell>
              <table:table-cell office:value-type="float" office:value="0.00724641047295024">
                <text:p>0.00724641047295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8">
                <text:p>1408</text:p>
              </table:table-cell>
              <table:table-cell office:value-type="float" office:value="0.00610996069797918">
                <text:p>0.006109960697979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